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46" style:family="table-column">
      <style:table-column-properties fo:break-before="auto" style:column-width="0.5071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5"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6" draw:text-style-name="P2" svg:width="2.7138in" svg:height="0.3902in" svg:x="2.6311in" svg:y="0.6866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8693in" draw:caption-point-x="-0.2402in" draw:caption-point-y="0.17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2.4">
            <text:p>2.4</text:p>
          </table:table-cell>
          <table:table-cell table:style-name="ce24" office:value-type="float" office:value="1.2">
            <text:p>1.2000</text:p>
          </table:table-cell>
          <table:table-cell/>
          <table:table-cell table:style-name="ce30"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1.3843in" draw:caption-point-x="-0.2402in" draw:caption-point-y="0.17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1.5555in" draw:caption-point-x="-0.2402in" draw:caption-point-y="0.17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1.5555in" draw:caption-point-x="-0.2402in" draw:caption-point-y="0.17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1.5555in" draw:caption-point-x="-0.2402in" draw:caption-point-y="0.17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1.5555in" draw:caption-point-x="-0.2402in" draw:caption-point-y="0.17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1.5555in" draw:caption-point-x="-0.2402in" draw:caption-point-y="0.17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1.5555in" draw:caption-point-x="-0.2402in" draw:caption-point-y="0.17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1.5555in" draw:caption-point-x="-0.2402in" draw:caption-point-y="0.17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1.5555in" draw:caption-point-x="-0.2402in" draw:caption-point-y="0.17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1.5555in" draw:caption-point-x="-0.2402in" draw:caption-point-y="0.176in">
              <dc:creator>AŠ</dc:creator>
              <dc:date>2010-12-17T00:00:00</dc:date>
              <text:p text:style-name="P2"><text:span text:style-name="T1">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2"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1.5555in" draw:caption-point-x="-0.2402in" draw:caption-point-y="0.17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1.5555in" draw:caption-point-x="-0.2402in" draw:caption-point-y="0.17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1.5555in" draw:caption-point-x="-0.2402in" draw:caption-point-y="0.17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1.5555in" draw:caption-point-x="-0.2402in" draw:caption-point-y="0.17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1.5555in" draw:caption-point-x="-0.2402in" draw:caption-point-y="0.17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1.5555in" draw:caption-point-x="-0.2402in" draw:caption-point-y="0.17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1.5555in" draw:caption-point-x="-0.2402in" draw:caption-point-y="0.17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1.5555in" draw:caption-point-x="-0.2402in" draw:caption-point-y="0.17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1.5555in" draw:caption-point-x="-0.2402in" draw:caption-point-y="0.17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1.5555in" draw:caption-point-x="-0.2402in" draw:caption-point-y="0.17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1.5555in" draw:caption-point-x="-0.2402in" draw:caption-point-y="0.17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1.5555in" draw:caption-point-x="-0.2402in" draw:caption-point-y="0.17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1.5555in" draw:caption-point-x="-0.2402in" draw:caption-point-y="0.17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5555in" draw:caption-point-x="-0.2402in" draw:caption-point-y="0.17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5555in" draw:caption-point-x="-0.2402in" draw:caption-point-y="0.17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1.5555in" draw:caption-point-x="-0.2402in" draw:caption-point-y="0.17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1.5555in" draw:caption-point-x="-0.2402in" draw:caption-point-y="0.17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1.5555in" draw:caption-point-x="-0.2402in" draw:caption-point-y="0.17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5555in" draw:caption-point-x="-0.2402in" draw:caption-point-y="0.17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5555in" draw:caption-point-x="-0.2402in" draw:caption-point-y="0.17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1.5555in" draw:caption-point-x="-0.2402in" draw:caption-point-y="0.17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1.5555in" draw:caption-point-x="-0.2402in" draw:caption-point-y="0.17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1.5555in" draw:caption-point-x="-0.2402in" draw:caption-point-y="0.17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1.5555in" draw:caption-point-x="-0.2402in" draw:caption-point-y="0.17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1.5555in" draw:caption-point-x="-0.2402in" draw:caption-point-y="0.17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1.5555in" draw:caption-point-x="-0.2402in" draw:caption-point-y="0.17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1.5555in" draw:caption-point-x="-0.2402in" draw:caption-point-y="0.17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1.5555in" draw:caption-point-x="-0.2402in" draw:caption-point-y="0.17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1.5555in" draw:caption-point-x="-0.2402in" draw:caption-point-y="0.17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1.5555in" draw:caption-point-x="-0.2402in" draw:caption-point-y="0.17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1.5555in" draw:caption-point-x="-0.2402in" draw:caption-point-y="0.17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1.5555in" draw:caption-point-x="-0.2402in" draw:caption-point-y="0.17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1.5555in" draw:caption-point-x="-0.2402in" draw:caption-point-y="0.17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1.5555in" draw:caption-point-x="-0.2402in" draw:caption-point-y="0.17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1.5555in" draw:caption-point-x="-0.2402in" draw:caption-point-y="0.17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1.5555in" draw:caption-point-x="-0.2402in" draw:caption-point-y="0.17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1.5555in" draw:caption-point-x="-0.2402in" draw:caption-point-y="0.17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1.5555in" draw:caption-point-x="-0.2402in" draw:caption-point-y="0.17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1.5555in" draw:caption-point-x="-0.2402in" draw:caption-point-y="0.17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1.5555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1.5555in" draw:caption-point-x="-0.2402in" draw:caption-point-y="0.17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1.5555in" draw:caption-point-x="-0.2402in" draw:caption-point-y="0.17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1.5555in" draw:caption-point-x="-0.2402in" draw:caption-point-y="0.17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1.5555in" draw:caption-point-x="-0.2402in" draw:caption-point-y="0.17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1.5555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1.5555in" draw:caption-point-x="-0.2402in" draw:caption-point-y="0.17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1.5555in" draw:caption-point-x="-0.2402in" draw:caption-point-y="0.17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1.5555in" draw:caption-point-x="-0.2402in" draw:caption-point-y="0.17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1.5555in" draw:caption-point-x="-0.2402in" draw:caption-point-y="0.17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1.5555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1.5555in" draw:caption-point-x="-0.2402in" draw:caption-point-y="0.17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1.5555in" draw:caption-point-x="-0.2402in" draw:caption-point-y="0.17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1.5555in" draw:caption-point-x="-0.2402in" draw:caption-point-y="0.17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1.5555in" draw:caption-point-x="-0.2402in" draw:caption-point-y="0.17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1.5555in" draw:caption-point-x="-0.2402in" draw:caption-point-y="0.17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1.5555in" draw:caption-point-x="-0.2402in" draw:caption-point-y="0.17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1.5555in" draw:caption-point-x="-0.2402in" draw:caption-point-y="0.17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1.5555in" draw:caption-point-x="-0.2402in" draw:caption-point-y="0.17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1.5555in" draw:caption-point-x="-0.2402in" draw:caption-point-y="0.17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1.5555in" draw:caption-point-x="-0.2402in" draw:caption-point-y="0.17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1.5555in" draw:caption-point-x="-0.2402in" draw:caption-point-y="0.17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1.5555in" draw:caption-point-x="-0.2402in" draw:caption-point-y="0.17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1.5555in" draw:caption-point-x="-0.2402in" draw:caption-point-y="0.17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1.5555in" draw:caption-point-x="-0.2402in" draw:caption-point-y="0.17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1.5555in" draw:caption-point-x="-0.2402in" draw:caption-point-y="0.17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72152562986548">
            <text:p>0.17</text:p>
          </table:table-cell>
          <table:table-cell table:formula="of:=[.C143]*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1.5555in" draw:caption-point-x="-0.2402in" draw:caption-point-y="0.17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1.5555in" draw:caption-point-x="-0.2402in" draw:caption-point-y="0.17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1.5555in" draw:caption-point-x="-0.2402in" draw:caption-point-y="0.17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1.5555in" draw:caption-point-x="-0.2402in" draw:caption-point-y="0.17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1.5555in" draw:caption-point-x="-0.2402in" draw:caption-point-y="0.17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15" office:value-type="string">
            <text:p>healing time mod</text:p>
          </table:table-cell>
          <table:table-cell table:style-name="ce25" office:value-type="float" office:value="3">
            <text:p>3</text:p>
          </table:table-cell>
          <table:table-cell office:value-type="float" office:value="-0.8">
            <text:p>-0.8</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1.5551in" draw:caption-point-x="-0.2402in" draw:caption-point-y="0.1764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T Building Repair</text:p>
          </table:table-cell>
          <table:table-cell table:style-name="ce15" office:value-type="string">
            <office:annotation draw:style-name="gr5" draw:text-style-name="P2" svg:width="1.6185in" svg:height="0.2346in" svg:x="2.6311in" svg:y="1.5551in" draw:caption-point-x="-0.2402in" draw:caption-point-y="0.1764in">
              <dc:creator>AŠ</dc:creator>
              <dc:date>2011-03-09T00:00:00</dc:date>
              <text:p text:style-name="P2"><text:span text:style-name="T1">2 5x Ground Factory</text:span></text:p>
            </office:annotation>
            <text:p>time</text:p>
          </table:table-cell>
          <table:table-cell table:style-name="ce25"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table-cell office:value-type="float" office:value="1.5">
            <office:annotation draw:style-name="gr4" draw:text-style-name="P2" svg:width="1.1413in" svg:height="0.8567in" svg:x="11.7949in" svg:y="1.5551in" draw:caption-point-x="-0.2402in" draw:caption-point-y="0.1764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5551in" draw:caption-point-x="-0.2402in" draw:caption-point-y="0.1764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5551in" draw:caption-point-x="-0.2402in" draw:caption-point-y="0.1764in">
              <dc:creator>AŠ</dc:creator>
              <dc:date>2011-11-11T00:00:00</dc:date>
              <text:p text:style-name="P2"><text:span text:style-name="T1">Max level.</text:span></text:p>
            </office:annotation>
            <text:p>3</text:p>
          </table:table-cell>
          <table:table-cell table:number-columns-repeated="1007"/>
        </table:table-row>
        <table:table-row table:style-name="ro1" table:visibility="filter">
          <table:table-cell table:formula="of:=[.A167]" office:value-type="string" office:string-value="T Building Repair">
            <text:p>T Building Repair</text:p>
          </table:table-cell>
          <table:table-cell table:style-name="ce15" office:value-type="string">
            <text:p>metal cost</text:p>
          </table:table-cell>
          <table:table-cell table:style-name="ce25"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Building Repair">
            <text:p>T Building Repair</text:p>
          </table:table-cell>
          <table:table-cell table:style-name="ce15" office:value-type="string">
            <text:p>energy cost</text:p>
          </table:table-cell>
          <table:table-cell table:style-name="ce25"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T Building Repair">
            <text:p>T Building Repair</text:p>
          </table:table-cell>
          <table:table-cell table:style-name="ce15" office:value-type="string">
            <text:p>zetium cost</text:p>
          </table:table-cell>
          <table:table-cell table:style-name="ce25"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Building Repair">
            <text:p>T Building Repair</text:p>
          </table:table-cell>
          <table:table-cell table:style-name="ce15" office:value-type="string">
            <office:annotation draw:style-name="gr4" draw:text-style-name="P2" svg:width="1.1413in" svg:height="0.3902in" svg:x="2.6311in" svg:y="1.5551in" draw:caption-point-x="-0.2402in" draw:caption-point-y="0.1764in">
              <dc:creator>AŠ</dc:creator>
              <dc:date>2011-11-11T00:00:00</dc:date>
              <text:p text:style-name="P2"><text:span text:style-name="T1">Same as B Healing Center</text:span></text:p>
            </office:annotation>
            <text:p>healing time mod</text:p>
          </table:table-cell>
          <table:table-cell table:style-name="ce25" table:number-matrix-columns-spanned="10" table:number-matrix-rows-spanned="1" table:formula="of:=[.C157:.L157]" office:value-type="float" office:value="3">
            <text:p>3</text:p>
          </table:table-cell>
          <table:table-cell office:value-type="float" office:value="-0.8">
            <text:p>-0.8</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table:formula="of:=[.M157]*3" office:value-type="float" office:value="3">
            <text:p>3.0000</text:p>
          </table:table-cell>
          <table:table-cell table:number-columns-repeated="1011"/>
        </table:table-row>
        <table:table-row table:style-name="ro1" table:visibility="filter">
          <table:table-cell table:formula="of:=[.A171]" office:value-type="string" office:string-value="T Building Repair">
            <text:p>T Building Repair</text:p>
          </table:table-cell>
          <table:table-cell table:style-name="ce15" office:value-type="string">
            <text:p>healing cost mod</text:p>
          </table:table-cell>
          <table:table-cell table:style-name="ce25"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Building Repair">
            <text:p>T Building Repair</text:p>
          </table:table-cell>
          <table:table-cell table:style-name="ce15" office:value-type="string">
            <text:p>scientists min</text:p>
          </table:table-cell>
          <table:table-cell table:style-name="ce25"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73]" office:value-type="string" office:string-value="T Building Repair">
            <text:p>T Building Repair</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1.5551in" draw:caption-point-x="-0.2402in" draw:caption-point-y="0.1764in">
              <dc:creator>AŠ</dc:creator>
              <dc:date>2011-09-19T00:00:00</dc:date>
              <text:p text:style-name="P2"><text:span text:style-name="T1">Gnats + glancers</text:span></text:p>
            </office:annotation>
            <text:p>metal rate</text:p>
          </table:table-cell>
          <table:table-cell table:style-name="ce25"/>
          <table:table-cell table:style-name="ce24"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1.5551in" draw:caption-point-x="-0.2402in" draw:caption-point-y="0.1764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1.5551in" draw:caption-point-x="-0.2402in" draw:caption-point-y="0.1764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1.5551in" draw:caption-point-x="-0.2402in" draw:caption-point-y="0.1764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5"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5"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5"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1.5551in" draw:caption-point-x="-0.2402in" draw:caption-point-y="0.1764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1.5551in" draw:caption-point-x="-0.2402in" draw:caption-point-y="0.1764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1.5551in" draw:caption-point-x="-0.2402in" draw:caption-point-y="0.1764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5" office:value-type="string">
            <text:p>construction mod</text:p>
          </table:table-cell>
          <table:table-cell table:style-name="ce25"/>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5"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5"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5"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1.5551in" draw:caption-point-x="-0.2402in" draw:caption-point-y="0.1764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1.5551in" draw:caption-point-x="-0.2402in" draw:caption-point-y="0.1764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1.5551in" draw:caption-point-x="-0.2402in" draw:caption-point-y="0.1764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1.5551in" draw:caption-point-x="-0.2402in" draw:caption-point-y="0.1764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5" office:value-type="string">
            <text:p>construction mod</text:p>
          </table:table-cell>
          <table:table-cell table:style-name="ce25"/>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5"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5"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5"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1.5551in" draw:caption-point-x="-0.2402in" draw:caption-point-y="0.1764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5" office:value-type="string">
            <office:annotation draw:style-name="gr9" draw:text-style-name="P2" svg:width="2.0988in" svg:height="0.8567in" svg:x="2.6311in" svg:y="1.5551in" draw:caption-point-x="-0.2402in" draw:caption-point-y="0.1764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5" office:value-type="string">
            <office:annotation draw:style-name="gr10" draw:text-style-name="P2" svg:width="2.3594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6" office:value-type="string">
            <office:annotation draw:style-name="gr10" draw:text-style-name="P2" svg:width="2.7677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204:.M206];[Variables.$B$12:.$B$14];[Variables.$B$23])"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1.5551in" draw:caption-point-x="-0.2402in" draw:caption-point-y="0.1764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5" office:value-type="string">
            <office:annotation draw:style-name="gr5" draw:text-style-name="P2" svg:width="1.6969in" svg:height="0.2346in" svg:x="2.6311in" svg:y="1.5551in" draw:caption-point-x="-0.2402in" draw:caption-point-y="0.1764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5" office:value-type="string">
            <office:annotation draw:style-name="gr5" draw:text-style-name="P2" svg:width="1.5055in" svg:height="0.2346in" svg:x="2.6311in" svg:y="1.5551in" draw:caption-point-x="-0.2402in" draw:caption-point-y="0.1764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6" office:value-type="string">
            <office:annotation draw:style-name="gr5" draw:text-style-name="P2" svg:width="1.5228in" svg:height="0.2346in" svg:x="2.6311in" svg:y="1.5551in" draw:caption-point-x="-0.2402in" draw:caption-point-y="0.1764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1.5551in" draw:caption-point-x="-0.2402in" draw:caption-point-y="0.1764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5" office:value-type="string">
            <office:annotation draw:style-name="gr9" draw:text-style-name="P2" svg:width="2.0988in" svg:height="0.8567in" svg:x="2.6311in" svg:y="1.5551in" draw:caption-point-x="-0.2402in" draw:caption-point-y="0.1764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19]"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5" office:value-type="string">
            <office:annotation draw:style-name="gr10" draw:text-style-name="P2" svg:width="2.3594in" svg:height="0.5457in" svg:x="2.6311in" svg:y="1.5551in" draw:caption-point-x="-0.2402in" draw:caption-point-y="0.1764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20]"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6" office:value-type="string">
            <office:annotation draw:style-name="gr10" draw:text-style-name="P2" svg:width="2.7677in" svg:height="0.5457in" svg:x="2.6311in" svg:y="1.5551in" draw:caption-point-x="-0.2402in" draw:caption-point-y="0.1764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1.5551in" draw:caption-point-x="-0.2402in" draw:caption-point-y="0.1764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203])"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5" office:value-type="string">
            <office:annotation draw:style-name="gr10" draw:text-style-name="P2" svg:width="2.3594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5" office:value-type="string">
            <office:annotation draw:style-name="gr9" draw:text-style-name="P2" svg:width="2.698in" svg:height="0.8567in" svg:x="2.6311in" svg:y="1.5551in" draw:caption-point-x="-0.2402in" draw:caption-point-y="0.1764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55265646706173">
            <text:p>5.55</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6" office:value-type="string">
            <office:annotation draw:style-name="gr10" draw:text-style-name="P2" svg:width="2.5591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28:.M230];[Variables.$B$12:.$B$14];[Variables.$B$23])"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1.5551in" draw:caption-point-x="-0.2402in" draw:caption-point-y="0.1764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5" office:value-type="string">
            <office:annotation draw:style-name="gr5" draw:text-style-name="P2" svg:width="2.0358in" svg:height="0.2346in" svg:x="2.6311in" svg:y="1.5551in" draw:caption-point-x="-0.2402in" draw:caption-point-y="0.1764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5" office:value-type="string">
            <office:annotation draw:style-name="gr5" draw:text-style-name="P2" svg:width="1.9835in" svg:height="0.2346in" svg:x="2.6311in" svg:y="1.5551in" draw:caption-point-x="-0.2402in" draw:caption-point-y="0.1764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6" office:value-type="string">
            <office:annotation draw:style-name="gr5" draw:text-style-name="P2" svg:width="1.8531in" svg:height="0.2346in" svg:x="2.6311in" svg:y="1.5551in" draw:caption-point-x="-0.2402in" draw:caption-point-y="0.1764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1.5551in" draw:caption-point-x="-0.2402in" draw:caption-point-y="0.1764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5"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5"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6"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44:.M246];[Variables.$B$12:.$B$14];[Variables.$B$23])"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1.5551in" draw:caption-point-x="-0.2402in" draw:caption-point-y="0.1764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5" office:value-type="string">
            <office:annotation draw:style-name="gr5" draw:text-style-name="P2" svg:width="1.5579in" svg:height="0.2346in" svg:x="2.6311in" svg:y="1.5551in" draw:caption-point-x="-0.2402in" draw:caption-point-y="0.1764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5" office:value-type="string">
            <office:annotation draw:style-name="gr4" draw:text-style-name="P2" svg:width="1.1413in" svg:height="0.3902in" svg:x="2.6311in" svg:y="1.5551in" draw:caption-point-x="-0.2402in" draw:caption-point-y="0.1764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6" office:value-type="string">
            <office:annotation draw:style-name="gr4" draw:text-style-name="P2" svg:width="1.1413in" svg:height="0.3902in" svg:x="2.6311in" svg:y="1.5551in" draw:caption-point-x="-0.2402in" draw:caption-point-y="0.1764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5"/>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51:.M253];[Variables.$B$12:.$B$14];[Variables.$B$23])"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5"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5" office:value-type="string">
            <office:annotation draw:style-name="gr4" draw:text-style-name="P2" svg:width="1.1413in" svg:height="0.3902in" svg:x="2.6311in" svg:y="1.5551in" draw:caption-point-x="-0.2402in" draw:caption-point-y="0.1764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1.5551in" draw:caption-point-x="-0.2402in" draw:caption-point-y="0.1764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203])"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5" office:value-type="string">
            <office:annotation draw:style-name="gr10" draw:text-style-name="P2" svg:width="2.5417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5" office:value-type="string">
            <office:annotation draw:style-name="gr10" draw:text-style-name="P2" svg:width="2.3941in" svg:height="0.5457in" svg:x="2.6311in" svg:y="1.5551in" draw:caption-point-x="-0.2402in" draw:caption-point-y="0.176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55265646706173">
            <text:p>5.55</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6" office:value-type="string">
            <office:annotation draw:style-name="gr9" draw:text-style-name="P2" svg:width="2.4114in" svg:height="0.8567in" svg:x="2.6311in" svg:y="1.5551in" draw:caption-point-x="-0.2402in" draw:caption-point-y="0.176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5" office:value-type="string">
            <office:annotation draw:style-name="gr4" draw:text-style-name="P2" svg:width="1.1413in" svg:height="0.2346in" svg:x="2.6311in" svg:y="1.5551in" draw:caption-point-x="-0.2402in" draw:caption-point-y="0.1764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66:.M268];[Variables.$B$12:.$B$14];[Variables.$B$23])"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1.5551in" draw:caption-point-x="-0.2402in" draw:caption-point-y="0.1764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5" office:value-type="string">
            <office:annotation draw:style-name="gr5" draw:text-style-name="P2" svg:width="2.2008in" svg:height="0.2346in" svg:x="2.6311in" svg:y="1.5551in" draw:caption-point-x="-0.2402in" draw:caption-point-y="0.1764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5" office:value-type="string">
            <office:annotation draw:style-name="gr5" draw:text-style-name="P2" svg:width="2.0445in" svg:height="0.2346in" svg:x="2.6311in" svg:y="1.5551in" draw:caption-point-x="-0.2402in" draw:caption-point-y="0.1764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6" office:value-type="string">
            <office:annotation draw:style-name="gr5" draw:text-style-name="P2" svg:width="1.8878in" svg:height="0.2346in" svg:x="2.6311in" svg:y="1.5551in" draw:caption-point-x="-0.2402in" draw:caption-point-y="0.1764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1.5551in" draw:caption-point-x="-0.2402in" draw:caption-point-y="0.1764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6" office:value-type="string">
            <text:p>Z store mod</text:p>
          </table:table-cell>
          <table:table-cell table:style-name="ce25"/>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1.5551in" draw:caption-point-x="-0.2402in" draw:caption-point-y="0.1764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1.5551in" draw:caption-point-x="-0.2402in" draw:caption-point-y="0.1764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6" office:value-type="string">
            <office:annotation draw:style-name="gr4" draw:text-style-name="P2" svg:width="1.1413in" svg:height="0.2346in" svg:x="2.6311in" svg:y="1.5551in" draw:caption-point-x="-0.2402in" draw:caption-point-y="0.1764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1.5551in" draw:caption-point-x="-0.2402in" draw:caption-point-y="0.1764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6"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5"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5"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16"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5"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5"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6"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5"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5"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6"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1.5551in" draw:caption-point-x="-0.2402in" draw:caption-point-y="0.1764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Armor</text:p>
          </table:table-cell>
          <table:table-cell table:style-name="ce15" office:value-type="string">
            <text:p>time</text:p>
          </table:table-cell>
          <table:table-cell table:style-name="ce25"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6" office:value-type="string">
            <text:p>scientists min</text:p>
          </table:table-cell>
          <table:table-cell table:style-name="ce25"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6" office:value-type="string">
            <text:p>war points</text:p>
          </table:table-cell>
          <table:table-cell table:style-name="ce25"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Damage</text:p>
          </table:table-cell>
          <table:table-cell table:style-name="ce15" office:value-type="string">
            <text:p>time</text:p>
          </table:table-cell>
          <table:table-cell table:style-name="ce25"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16" office:value-type="string">
            <office:annotation draw:style-name="gr4" draw:text-style-name="P2" svg:width="1.1413in" svg:height="0.2346in" svg:x="2.6311in" svg:y="1.5465in" draw:caption-point-x="-0.2402in" draw:caption-point-y="0.185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16" office:value-type="string">
            <text:p>scientists min</text:p>
          </table:table-cell>
          <table:table-cell table:style-name="ce25"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1.5539in" draw:caption-point-x="-0.2402in" draw:caption-point-y="0.177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4"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4"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4"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5539in" draw:caption-point-x="-0.2402in" draw:caption-point-y="0.1776in">
              <dc:creator>AŠ</dc:creator>
              <dc:date>2011-06-16T00:00:00</dc:date>
              <text:p text:style-name="P2"><text:span text:style-name="T1">Kainos pagal išgavimo greičius.</text:span></text:p>
            </office:annotation>
            <text:p>metal cost</text:p>
          </table:table-cell>
          <table:table-cell table:style-name="ce25"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1.5539in" draw:caption-point-x="-0.2402in" draw:caption-point-y="0.177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6" office:value-type="string">
            <text:p>armor mod</text:p>
          </table:table-cell>
          <table:table-cell table:style-name="ce25"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6" office:value-type="string">
            <text:p>damage mod</text:p>
          </table:table-cell>
          <table:table-cell table:style-name="ce25"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1.5539in" draw:caption-point-x="-0.2402in" draw:caption-point-y="0.177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1.5539in" draw:caption-point-x="-0.2402in" draw:caption-point-y="0.177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1.5539in" draw:caption-point-x="-0.2402in" draw:caption-point-y="0.177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1.5465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1.5465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1.5465in" draw:caption-point-x="-0.2402in" draw:caption-point-y="0.185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1.5465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3" draw:text-style-name="P2" svg:width="2.2354in" svg:height="0.9142in" svg:x="2.6311in" svg:y="1.5465in" draw:caption-point-x="-0.2402in" draw:caption-point-y="0.18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1.5539in" draw:caption-point-x="-0.2402in" draw:caption-point-y="0.177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5539in" draw:caption-point-x="-0.2402in" draw:caption-point-y="0.177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5539in" draw:caption-point-x="-0.2402in" draw:caption-point-y="0.177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1.5465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1.5465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5]*1.25" office:value-type="float" office:value="3.75">
            <office:annotation draw:style-name="gr4" draw:text-style-name="P2" svg:width="1.1413in" svg:height="0.7012in" svg:x="10.0374in" svg:y="1.5465in" draw:caption-point-x="-0.2402in" draw:caption-point-y="0.185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1.5465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1.5465in" draw:caption-point-x="-0.2402in" draw:caption-point-y="0.185in">
              <dc:creator>AŠ</dc:creator>
              <dc:date>2011-04-04T00:00:00</dc:date>
              <text:p text:style-name="P2"><text:span text:style-name="T1">1,5x Crow time</text:span></text:p>
            </office:annotation>
            <text:p>time</text:p>
          </table:table-cell>
          <table:table-cell table:style-name="ce25"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5" office:value-type="string">
            <office:annotation draw:style-name="gr4" draw:text-style-name="P2" svg:width="1.1413in" svg:height="0.7012in" svg:x="2.6311in" svg:y="1.5465in" draw:caption-point-x="-0.2402in" draw:caption-point-y="0.18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6" office:value-type="string">
            <office:annotation draw:style-name="gr4" draw:text-style-name="P2" svg:width="1.1413in" svg:height="0.3902in" svg:x="2.6311in" svg:y="1.5465in" draw:caption-point-x="-0.2402in" draw:caption-point-y="0.185in">
              <dc:creator>AŠ</dc:creator>
              <dc:date>2011-04-04T00:00:00</dc:date>
              <text:p text:style-name="P2"><text:span text:style-name="T1">1,5x Crow scientists</text:span></text:p>
            </office:annotation>
            <text:p>scientists min</text:p>
          </table:table-cell>
          <table:table-cell table:style-name="ce25"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6" office:value-type="string">
            <office:annotation draw:style-name="gr4" draw:text-style-name="P2" svg:width="1.1413in" svg:height="0.2346in" svg:x="2.6311in" svg:y="1.5465in" draw:caption-point-x="-0.2402in" draw:caption-point-y="0.185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1.5465in" draw:caption-point-x="-0.2402in" draw:caption-point-y="0.18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4"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4"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4"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6"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6" office:value-type="string">
            <office:annotation draw:style-name="gr4" draw:text-style-name="P2" svg:width="1.1413in" svg:height="0.2346in" svg:x="2.6311in" svg:y="1.5386in" draw:caption-point-x="-0.2402in" draw:caption-point-y="0.1929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1276in" draw:caption-point-x="-0.2402in" draw:caption-point-y="0.6039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2">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77" table:end-x="0.7685in" table:end-y="0.0252in" draw:z-index="1" draw:text-style-name="P3" svg:width="1.7713in" svg:height="0.2433in" svg:x="0.3394in" svg:y="0.1484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Collector t1</text:p>
          </table:table-cell>
          <table:covered-table-cell table:number-columns-repeated="3" table:style-name="ce28"/>
          <table:table-cell table:style-name="ce35" table:content-validation-name="val2" office:value-type="string" table:number-columns-spanned="4" table:number-rows-spanned="1">
            <text:p>energy rate</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Collector t2</text:p>
          </table:table-cell>
          <table:covered-table-cell table:number-columns-repeated="3" table:style-name="ce17"/>
          <table:table-cell table:style-name="ce36" table:content-validation-name="val2" office:value-type="string" table:number-columns-spanned="4" table:number-rows-spanned="1">
            <text:p>energy rate</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79" table:end-x="0.8551in" table:end-y="0.1071in" draw:z-index="2" draw:text-style-name="P3" svg:width="1.8488in" svg:height="0.2748in" svg:x="0.3484in" svg:y="0.0157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72]; [.B576];[.F576])" office:value-type="float" office:value="0">
            <text:p>0</text:p>
          </table:table-cell>
          <table:table-cell table:style-name="ce22" office:value-type="float" office:value="0.5">
            <text:p>0.5</text:p>
          </table:table-cell>
          <table:table-cell table:style-name="ce22" office:value-type="float" office:value="0">
            <text:p>0</text:p>
          </table:table-cell>
          <table:table-cell table:style-name="ce22" office:value-type="float" office:value="1.1">
            <text:p>1.1</text:p>
          </table:table-cell>
          <table:table-cell table:style-name="ce22" office:value-type="float" office:value="0">
            <text:p>0</text:p>
          </table:table-cell>
          <table:table-cell table:style-name="ce38" office:value-type="float" office:value="0.1">
            <text:p>0.1</text:p>
          </table:table-cell>
          <table:table-cell table:style-name="ce22" office:value-type="float" office:value="0">
            <text:p>0</text:p>
          </table:table-cell>
          <table:table-cell table:style-name="ce38" office:value-type="float" office:value="0">
            <text:p>0</text:p>
          </table:table-cell>
          <table:table-cell table:style-name="ce46" office:value-type="float" office:value="10">
            <text:p>10</text:p>
          </table:table-cell>
          <table:table-cell table:style-name="ce47" office:value-type="float" office:value="1">
            <text:p>1</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80]" office:value-type="float" office:value="0">
            <text:p>0</text:p>
          </table:table-cell>
          <table:table-cell table:style-name="ce29" table:formula="of:=SFLINEAR([.$A581]; [.$C$580]; [.$D$580])" office:value-type="float" office:value="0.5">
            <text:p>0.500</text:p>
          </table:table-cell>
          <table:table-cell/>
          <table:table-cell table:formula="of:=SFPOWER([.$A581]; [.$E$580]; [.$F$580]; [.$G$580])" office:value-type="float" office:value="0.1">
            <text:p>0.1</text:p>
          </table:table-cell>
          <table:table-cell table:number-columns-repeated="2"/>
          <table:table-cell table:formula="of:=SFEXP([.$A581]; [.$H$580]; [.$I$580])" office:value-type="float" office:value="0">
            <text:p>0</text:p>
          </table:table-cell>
          <table:table-cell table:number-columns-repeated="2"/>
          <table:table-cell table:style-name="ce48" table:formula="of:=SFJOIN([.B581];[.C581];[.E581];[.H581];[.$L$580]) * IF([.$K$580] = &quot;level&quot;; [.A581]; 1)" office:value-type="float" office:value="0.006">
            <text:p>0.0060</text:p>
          </table:table-cell>
          <table:table-cell table:style-name="ce48" table:formula="of:=IF([.$K$580]=1; [.$K581]*60; [.$K581]/60)" office:value-type="float" office:value="0.36">
            <text:p>0.3600</text:p>
          </table:table-cell>
          <table:table-cell table:style-name="ce53" table:formula="of:=IF([.$K$580]=1; [.$K581]*60*60; [.$K581]/60/60)" office:value-type="float" office:value="21.6">
            <text:p>21.6000</text:p>
          </table:table-cell>
          <table:table-cell table:style-name="ce53" table:formula="of:=IF([.$K$580]=1; [.$K581]*60*60*24; [.$K581]/60/60/24)" office:value-type="float" office:value="518.4">
            <text:p>518.4000</text:p>
          </table:table-cell>
          <table:table-cell table:number-columns-repeated="1010"/>
        </table:table-row>
        <table:table-row table:style-name="ro1">
          <table:table-cell table:style-name="ce12" office:value-type="string">
            <text:p>2</text:p>
          </table:table-cell>
          <table:table-cell table:formula="of:=[.$B$580]" office:value-type="float" office:value="0">
            <text:p>0</text:p>
          </table:table-cell>
          <table:table-cell table:style-name="ce29" table:formula="of:=SFLINEAR([.$A582]; [.$C$580]; [.$D$580])" office:value-type="float" office:value="1">
            <text:p>1.000</text:p>
          </table:table-cell>
          <table:table-cell/>
          <table:table-cell table:formula="of:=SFPOWER([.$A582]; [.$E$580]; [.$F$580]; [.$G$580])" office:value-type="float" office:value="0.214354692507259">
            <text:p>0.21</text:p>
          </table:table-cell>
          <table:table-cell table:number-columns-repeated="2"/>
          <table:table-cell table:formula="of:=SFEXP([.$A582]; [.$H$580]; [.$I$580])" office:value-type="float" office:value="0">
            <text:p>0</text:p>
          </table:table-cell>
          <table:table-cell table:number-columns-repeated="2"/>
          <table:table-cell table:style-name="ce48" table:formula="of:=SFJOIN([.B582];[.C582];[.E582];[.H582];[.$L$580]) * IF([.$K$580] = &quot;level&quot;; [.A582]; 1)" office:value-type="float" office:value="0.0121435469250726">
            <text:p>0.0121</text:p>
          </table:table-cell>
          <table:table-cell table:style-name="ce48" table:formula="of:=IF([.$K$580]=1; [.$K582]*60; [.$K582]/60)" office:value-type="float" office:value="0.728612815504355">
            <text:p>0.7286</text:p>
          </table:table-cell>
          <table:table-cell table:style-name="ce53" table:formula="of:=IF([.$K$580]=1; [.$K582]*60*60; [.$K582]/60/60)" office:value-type="float" office:value="43.7167689302613">
            <text:p>43.7168</text:p>
          </table:table-cell>
          <table:table-cell table:style-name="ce53" table:formula="of:=IF([.$K$580]=1; [.$K582]*60*60*24; [.$K582]/60/60/24)" office:value-type="float" office:value="1049.20245432627">
            <text:p>1049.2025</text:p>
          </table:table-cell>
          <table:table-cell table:formula="of:=[.K582]/[.K581]" office:value-type="float" office:value="2.0239244875121">
            <text:p>2.02</text:p>
          </table:table-cell>
          <table:table-cell table:number-columns-repeated="1009"/>
        </table:table-row>
        <table:table-row table:style-name="ro1">
          <table:table-cell table:style-name="ce12" office:value-type="string">
            <text:p>3</text:p>
          </table:table-cell>
          <table:table-cell table:formula="of:=[.$B$580]" office:value-type="float" office:value="0">
            <text:p>0</text:p>
          </table:table-cell>
          <table:table-cell table:style-name="ce29" table:formula="of:=SFLINEAR([.$A583]; [.$C$580]; [.$D$580])" office:value-type="float" office:value="1.5">
            <text:p>1.500</text:p>
          </table:table-cell>
          <table:table-cell/>
          <table:table-cell table:formula="of:=SFPOWER([.$A583]; [.$E$580]; [.$F$580]; [.$G$580])" office:value-type="float" office:value="0.334836952210171">
            <text:p>0.33</text:p>
          </table:table-cell>
          <table:table-cell table:number-columns-repeated="2"/>
          <table:table-cell table:formula="of:=SFEXP([.$A583]; [.$H$580]; [.$I$580])" office:value-type="float" office:value="0">
            <text:p>0</text:p>
          </table:table-cell>
          <table:table-cell table:number-columns-repeated="2"/>
          <table:table-cell table:style-name="ce48" table:formula="of:=SFJOIN([.B583];[.C583];[.E583];[.H583];[.$L$580]) * IF([.$K$580] = &quot;level&quot;; [.A583]; 1)" office:value-type="float" office:value="0.0183483695221017">
            <text:p>0.0183</text:p>
          </table:table-cell>
          <table:table-cell table:style-name="ce48" table:formula="of:=IF([.$K$580]=1; [.$K583]*60; [.$K583]/60)" office:value-type="float" office:value="1.1009021713261">
            <text:p>1.1009</text:p>
          </table:table-cell>
          <table:table-cell table:style-name="ce53" table:formula="of:=IF([.$K$580]=1; [.$K583]*60*60; [.$K583]/60/60)" office:value-type="float" office:value="66.0541302795662">
            <text:p>66.0541</text:p>
          </table:table-cell>
          <table:table-cell table:style-name="ce53" table:formula="of:=IF([.$K$580]=1; [.$K583]*60*60*24; [.$K583]/60/60/24)" office:value-type="float" office:value="1585.29912670959">
            <text:p>1585.2991</text:p>
          </table:table-cell>
          <table:table-cell table:formula="of:=[.K583]/[.K582]" office:value-type="float" office:value="1.51095636516364">
            <text:p>1.51</text:p>
          </table:table-cell>
          <table:table-cell table:number-columns-repeated="1009"/>
        </table:table-row>
        <table:table-row table:style-name="ro1">
          <table:table-cell table:style-name="ce12" office:value-type="string">
            <text:p>4</text:p>
          </table:table-cell>
          <table:table-cell table:formula="of:=[.$B$580]" office:value-type="float" office:value="0">
            <text:p>0</text:p>
          </table:table-cell>
          <table:table-cell table:style-name="ce29" table:formula="of:=SFLINEAR([.$A584]; [.$C$580]; [.$D$580])" office:value-type="float" office:value="2">
            <text:p>2.000</text:p>
          </table:table-cell>
          <table:table-cell/>
          <table:table-cell table:formula="of:=SFPOWER([.$A584]; [.$E$580]; [.$F$580]; [.$G$580])" office:value-type="float" office:value="0.459479341998814">
            <text:p>0.46</text:p>
          </table:table-cell>
          <table:table-cell table:number-columns-repeated="2"/>
          <table:table-cell table:formula="of:=SFEXP([.$A584]; [.$H$580]; [.$I$580])" office:value-type="float" office:value="0">
            <text:p>0</text:p>
          </table:table-cell>
          <table:table-cell table:number-columns-repeated="2"/>
          <table:table-cell table:style-name="ce48" table:formula="of:=SFJOIN([.B584];[.C584];[.E584];[.H584];[.$L$580]) * IF([.$K$580] = &quot;level&quot;; [.A584]; 1)" office:value-type="float" office:value="0.0245947934199881">
            <text:p>0.0246</text:p>
          </table:table-cell>
          <table:table-cell table:style-name="ce48" table:formula="of:=IF([.$K$580]=1; [.$K584]*60; [.$K584]/60)" office:value-type="float" office:value="1.47568760519929">
            <text:p>1.4757</text:p>
          </table:table-cell>
          <table:table-cell table:style-name="ce53" table:formula="of:=IF([.$K$580]=1; [.$K584]*60*60; [.$K584]/60/60)" office:value-type="float" office:value="88.5412563119573">
            <text:p>88.5413</text:p>
          </table:table-cell>
          <table:table-cell table:style-name="ce53" table:formula="of:=IF([.$K$580]=1; [.$K584]*60*60*24; [.$K584]/60/60/24)" office:value-type="float" office:value="2124.99015148698">
            <text:p>2124.9902</text:p>
          </table:table-cell>
          <table:table-cell table:formula="of:=[.K584]/[.K583]" office:value-type="float" office:value="1.34043482121734">
            <text:p>1.34</text:p>
          </table:table-cell>
          <table:table-cell table:number-columns-repeated="1009"/>
        </table:table-row>
        <table:table-row table:style-name="ro1">
          <table:table-cell table:style-name="ce12" office:value-type="string">
            <text:p>5</text:p>
          </table:table-cell>
          <table:table-cell table:formula="of:=[.$B$580]" office:value-type="float" office:value="0">
            <text:p>0</text:p>
          </table:table-cell>
          <table:table-cell table:style-name="ce29" table:formula="of:=SFLINEAR([.$A585]; [.$C$580]; [.$D$580])" office:value-type="float" office:value="2.5">
            <text:p>2.500</text:p>
          </table:table-cell>
          <table:table-cell/>
          <table:table-cell table:formula="of:=SFPOWER([.$A585]; [.$E$580]; [.$F$580]; [.$G$580])" office:value-type="float" office:value="0.58730947154401">
            <text:p>0.59</text:p>
          </table:table-cell>
          <table:table-cell table:number-columns-repeated="2"/>
          <table:table-cell table:formula="of:=SFEXP([.$A585]; [.$H$580]; [.$I$580])" office:value-type="float" office:value="0">
            <text:p>0</text:p>
          </table:table-cell>
          <table:table-cell table:number-columns-repeated="2"/>
          <table:table-cell table:style-name="ce48" table:formula="of:=SFJOIN([.B585];[.C585];[.E585];[.H585];[.$L$580]) * IF([.$K$580] = &quot;level&quot;; [.A585]; 1)" office:value-type="float" office:value="0.0308730947154401">
            <text:p>0.0309</text:p>
          </table:table-cell>
          <table:table-cell table:style-name="ce48" table:formula="of:=IF([.$K$580]=1; [.$K585]*60; [.$K585]/60)" office:value-type="float" office:value="1.85238568292641">
            <text:p>1.8524</text:p>
          </table:table-cell>
          <table:table-cell table:style-name="ce53" table:formula="of:=IF([.$K$580]=1; [.$K585]*60*60; [.$K585]/60/60)" office:value-type="float" office:value="111.143140975584">
            <text:p>111.1431</text:p>
          </table:table-cell>
          <table:table-cell table:style-name="ce53" table:formula="of:=IF([.$K$580]=1; [.$K585]*60*60*24; [.$K585]/60/60/24)" office:value-type="float" office:value="2667.43538341402">
            <text:p>2667.4354</text:p>
          </table:table-cell>
          <table:table-cell table:formula="of:=[.K585]/[.K584]" office:value-type="float" office:value="1.25526952750697">
            <text:p>1.26</text:p>
          </table:table-cell>
          <table:table-cell table:number-columns-repeated="1009"/>
        </table:table-row>
        <table:table-row table:style-name="ro1">
          <table:table-cell table:style-name="ce12" office:value-type="string">
            <text:p>6</text:p>
          </table:table-cell>
          <table:table-cell table:formula="of:=[.$B$580]" office:value-type="float" office:value="0">
            <text:p>0</text:p>
          </table:table-cell>
          <table:table-cell table:style-name="ce29" table:formula="of:=SFLINEAR([.$A586]; [.$C$580]; [.$D$580])" office:value-type="float" office:value="3">
            <text:p>3.000</text:p>
          </table:table-cell>
          <table:table-cell/>
          <table:table-cell table:formula="of:=SFPOWER([.$A586]; [.$E$580]; [.$F$580]; [.$G$580])" office:value-type="float" office:value="0.717738719310789">
            <text:p>0.72</text:p>
          </table:table-cell>
          <table:table-cell table:number-columns-repeated="2"/>
          <table:table-cell table:formula="of:=SFEXP([.$A586]; [.$H$580]; [.$I$580])" office:value-type="float" office:value="0">
            <text:p>0</text:p>
          </table:table-cell>
          <table:table-cell table:number-columns-repeated="2"/>
          <table:table-cell table:style-name="ce48" table:formula="of:=SFJOIN([.B586];[.C586];[.E586];[.H586];[.$L$580]) * IF([.$K$580] = &quot;level&quot;; [.A586]; 1)" office:value-type="float" office:value="0.0371773871931079">
            <text:p>0.0372</text:p>
          </table:table-cell>
          <table:table-cell table:style-name="ce48" table:formula="of:=IF([.$K$580]=1; [.$K586]*60; [.$K586]/60)" office:value-type="float" office:value="2.23064323158647">
            <text:p>2.2306</text:p>
          </table:table-cell>
          <table:table-cell table:style-name="ce53" table:formula="of:=IF([.$K$580]=1; [.$K586]*60*60; [.$K586]/60/60)" office:value-type="float" office:value="133.838593895188">
            <text:p>133.8386</text:p>
          </table:table-cell>
          <table:table-cell table:style-name="ce53" table:formula="of:=IF([.$K$580]=1; [.$K586]*60*60*24; [.$K586]/60/60/24)" office:value-type="float" office:value="3212.12625348452">
            <text:p>3212.1263</text:p>
          </table:table-cell>
          <table:table-cell table:formula="of:=[.K586]/[.K585]" office:value-type="float" office:value="1.20420021173047">
            <text:p>1.2</text:p>
          </table:table-cell>
          <table:table-cell table:number-columns-repeated="1009"/>
        </table:table-row>
        <table:table-row table:style-name="ro1">
          <table:table-cell table:style-name="ce12" office:value-type="string">
            <text:p>7</text:p>
          </table:table-cell>
          <table:table-cell table:formula="of:=[.$B$580]" office:value-type="float" office:value="0">
            <text:p>0</text:p>
          </table:table-cell>
          <table:table-cell table:style-name="ce29" table:formula="of:=SFLINEAR([.$A587]; [.$C$580]; [.$D$580])" office:value-type="float" office:value="3.5">
            <text:p>3.500</text:p>
          </table:table-cell>
          <table:table-cell/>
          <table:table-cell table:formula="of:=SFPOWER([.$A587]; [.$E$580]; [.$F$580]; [.$G$580])" office:value-type="float" office:value="0.850369830827347">
            <text:p>0.85</text:p>
          </table:table-cell>
          <table:table-cell table:number-columns-repeated="2"/>
          <table:table-cell table:formula="of:=SFEXP([.$A587]; [.$H$580]; [.$I$580])" office:value-type="float" office:value="0">
            <text:p>0</text:p>
          </table:table-cell>
          <table:table-cell table:number-columns-repeated="2"/>
          <table:table-cell table:style-name="ce48" table:formula="of:=SFJOIN([.B587];[.C587];[.E587];[.H587];[.$L$580]) * IF([.$K$580] = &quot;level&quot;; [.A587]; 1)" office:value-type="float" office:value="0.0435036983082735">
            <text:p>0.0435</text:p>
          </table:table-cell>
          <table:table-cell table:style-name="ce48" table:formula="of:=IF([.$K$580]=1; [.$K587]*60; [.$K587]/60)" office:value-type="float" office:value="2.61022189849641">
            <text:p>2.6102</text:p>
          </table:table-cell>
          <table:table-cell table:style-name="ce53" table:formula="of:=IF([.$K$580]=1; [.$K587]*60*60; [.$K587]/60/60)" office:value-type="float" office:value="156.613313909785">
            <text:p>156.6133</text:p>
          </table:table-cell>
          <table:table-cell table:style-name="ce53" table:formula="of:=IF([.$K$580]=1; [.$K587]*60*60*24; [.$K587]/60/60/24)" office:value-type="float" office:value="3758.71953383483">
            <text:p>3758.7195</text:p>
          </table:table-cell>
          <table:table-cell table:formula="of:=[.K587]/[.K586]" office:value-type="float" office:value="1.17016556549026">
            <text:p>1.17</text:p>
          </table:table-cell>
          <table:table-cell table:number-columns-repeated="1009"/>
        </table:table-row>
        <table:table-row table:style-name="ro1">
          <table:table-cell table:style-name="ce12" office:value-type="string">
            <text:p>8</text:p>
          </table:table-cell>
          <table:table-cell table:formula="of:=[.$B$580]" office:value-type="float" office:value="0">
            <text:p>0</text:p>
          </table:table-cell>
          <table:table-cell table:style-name="ce29" table:formula="of:=SFLINEAR([.$A588]; [.$C$580]; [.$D$580])" office:value-type="float" office:value="4">
            <text:p>4.000</text:p>
          </table:table-cell>
          <table:table-cell/>
          <table:table-cell table:formula="of:=SFPOWER([.$A588]; [.$E$580]; [.$F$580]; [.$G$580])" office:value-type="float" office:value="0.984915530675933">
            <text:p>0.98</text:p>
          </table:table-cell>
          <table:table-cell table:number-columns-repeated="2"/>
          <table:table-cell table:formula="of:=SFEXP([.$A588]; [.$H$580]; [.$I$580])" office:value-type="float" office:value="0">
            <text:p>0</text:p>
          </table:table-cell>
          <table:table-cell table:number-columns-repeated="2"/>
          <table:table-cell table:style-name="ce48" table:formula="of:=SFJOIN([.B588];[.C588];[.E588];[.H588];[.$L$580]) * IF([.$K$580] = &quot;level&quot;; [.A588]; 1)" office:value-type="float" office:value="0.0498491553067593">
            <text:p>0.0498</text:p>
          </table:table-cell>
          <table:table-cell table:style-name="ce48" table:formula="of:=IF([.$K$580]=1; [.$K588]*60; [.$K588]/60)" office:value-type="float" office:value="2.99094931840556">
            <text:p>2.9909</text:p>
          </table:table-cell>
          <table:table-cell table:style-name="ce53" table:formula="of:=IF([.$K$580]=1; [.$K588]*60*60; [.$K588]/60/60)" office:value-type="float" office:value="179.456959104334">
            <text:p>179.4570</text:p>
          </table:table-cell>
          <table:table-cell table:style-name="ce53" table:formula="of:=IF([.$K$580]=1; [.$K588]*60*60*24; [.$K588]/60/60/24)" office:value-type="float" office:value="4306.96701850401">
            <text:p>4306.9670</text:p>
          </table:table-cell>
          <table:table-cell table:formula="of:=[.K588]/[.K587]" office:value-type="float" office:value="1.14586017385283">
            <text:p>1.15</text:p>
          </table:table-cell>
          <table:table-cell table:number-columns-repeated="1009"/>
        </table:table-row>
        <table:table-row table:style-name="ro1">
          <table:table-cell table:style-name="ce12" office:value-type="string">
            <text:p>9</text:p>
          </table:table-cell>
          <table:table-cell table:formula="of:=[.$B$580]" office:value-type="float" office:value="0">
            <text:p>0</text:p>
          </table:table-cell>
          <table:table-cell table:style-name="ce29" table:formula="of:=SFLINEAR([.$A589]; [.$C$580]; [.$D$580])" office:value-type="float" office:value="4.5">
            <text:p>4.500</text:p>
          </table:table-cell>
          <table:table-cell/>
          <table:table-cell table:formula="of:=SFPOWER([.$A589]; [.$E$580]; [.$F$580]; [.$G$580])" office:value-type="float" office:value="1.12115784565397">
            <text:p>1.12</text:p>
          </table:table-cell>
          <table:table-cell table:number-columns-repeated="2"/>
          <table:table-cell table:formula="of:=SFEXP([.$A589]; [.$H$580]; [.$I$580])" office:value-type="float" office:value="0">
            <text:p>0</text:p>
          </table:table-cell>
          <table:table-cell table:number-columns-repeated="2"/>
          <table:table-cell table:style-name="ce48" table:formula="of:=SFJOIN([.B589];[.C589];[.E589];[.H589];[.$L$580]) * IF([.$K$580] = &quot;level&quot;; [.A589]; 1)" office:value-type="float" office:value="0.0562115784565397">
            <text:p>0.0562</text:p>
          </table:table-cell>
          <table:table-cell table:style-name="ce48" table:formula="of:=IF([.$K$580]=1; [.$K589]*60; [.$K589]/60)" office:value-type="float" office:value="3.37269470739238">
            <text:p>3.3727</text:p>
          </table:table-cell>
          <table:table-cell table:style-name="ce53" table:formula="of:=IF([.$K$580]=1; [.$K589]*60*60; [.$K589]/60/60)" office:value-type="float" office:value="202.361682443543">
            <text:p>202.3617</text:p>
          </table:table-cell>
          <table:table-cell table:style-name="ce53" table:formula="of:=IF([.$K$580]=1; [.$K589]*60*60*24; [.$K589]/60/60/24)" office:value-type="float" office:value="4856.68037864503">
            <text:p>4856.6804</text:p>
          </table:table-cell>
          <table:table-cell table:formula="of:=[.K589]/[.K588]" office:value-type="float" office:value="1.12763351977837">
            <text:p>1.13</text:p>
          </table:table-cell>
          <table:table-cell table:number-columns-repeated="1009"/>
        </table:table-row>
        <table:table-row table:style-name="ro1">
          <table:table-cell table:style-name="ce12" office:value-type="string">
            <text:p>10</text:p>
          </table:table-cell>
          <table:table-cell table:formula="of:=[.$B$580]" office:value-type="float" office:value="0">
            <text:p>0</text:p>
          </table:table-cell>
          <table:table-cell table:style-name="ce29" table:formula="of:=SFLINEAR([.$A590]; [.$C$580]; [.$D$580])" office:value-type="float" office:value="5">
            <text:p>5.000</text:p>
          </table:table-cell>
          <table:table-cell/>
          <table:table-cell table:formula="of:=SFPOWER([.$A590]; [.$E$580]; [.$F$580]; [.$G$580])" office:value-type="float" office:value="1.25892541179417">
            <text:p>1.26</text:p>
          </table:table-cell>
          <table:table-cell table:number-columns-repeated="2"/>
          <table:table-cell table:formula="of:=SFEXP([.$A590]; [.$H$580]; [.$I$580])" office:value-type="float" office:value="0">
            <text:p>0</text:p>
          </table:table-cell>
          <table:table-cell table:number-columns-repeated="2"/>
          <table:table-cell table:style-name="ce48" table:formula="of:=SFJOIN([.B590];[.C590];[.E590];[.H590];[.$L$580]) * IF([.$K$580] = &quot;level&quot;; [.A590]; 1)" office:value-type="float" office:value="0.0625892541179417">
            <text:p>0.0626</text:p>
          </table:table-cell>
          <table:table-cell table:style-name="ce48" table:formula="of:=IF([.$K$580]=1; [.$K590]*60; [.$K590]/60)" office:value-type="float" office:value="3.7553552470765">
            <text:p>3.7554</text:p>
          </table:table-cell>
          <table:table-cell table:style-name="ce53" table:formula="of:=IF([.$K$580]=1; [.$K590]*60*60; [.$K590]/60/60)" office:value-type="float" office:value="225.32131482459">
            <text:p>225.3213</text:p>
          </table:table-cell>
          <table:table-cell table:style-name="ce53" table:formula="of:=IF([.$K$580]=1; [.$K590]*60*60*24; [.$K590]/60/60/24)" office:value-type="float" office:value="5407.71155579016">
            <text:p>5407.7116</text:p>
          </table:table-cell>
          <table:table-cell table:formula="of:=[.K590]/[.K589]" office:value-type="float" office:value="1.11345839836775">
            <text:p>1.11</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72]; [.B577];[.F577])" office:value-type="float" office:value="2.4">
            <text:p>2.4</text:p>
          </table:table-cell>
          <table:table-cell table:style-name="ce22" office:value-type="float" office:value="1.2">
            <text:p>1.2</text:p>
          </table:table-cell>
          <table:table-cell table:style-name="ce22" office:value-type="float" office:value="0">
            <text:p>0</text:p>
          </table:table-cell>
          <table:table-cell table:style-name="ce22" office:value-type="float" office:value="2.63">
            <text:p>2.63</text:p>
          </table:table-cell>
          <table:table-cell table:style-name="ce22" office:value-type="float" office:value="-0.2">
            <text:p>-0.2</text:p>
          </table:table-cell>
          <table:table-cell table:style-name="ce38" office:value-type="float" office:value="0.2">
            <text:p>0.2</text:p>
          </table:table-cell>
          <table:table-cell table:style-name="ce22" office:value-type="float" office:value="0">
            <text:p>0</text:p>
          </table:table-cell>
          <table:table-cell table:style-name="ce38" office:value-type="float" office:value="0">
            <text:p>0</text:p>
          </table:table-cell>
          <table:table-cell table:style-name="ce46" office:value-type="float" office:value="4">
            <text:p>4</text:p>
          </table:table-cell>
          <table:table-cell table:style-name="ce47" office:value-type="float" office:value="1">
            <text:p>1</text:p>
          </table:table-cell>
          <table:table-cell table:style-name="ce22" office:value-type="float" office:value="0.015">
            <text:p>0.02</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93]" office:value-type="float" office:value="2.4">
            <text:p>2.4</text:p>
          </table:table-cell>
          <table:table-cell table:style-name="ce29" table:formula="of:=SFLINEAR([.$A594]; [.$C$593]; [.$D$593])" office:value-type="float" office:value="1.2">
            <text:p>1.200</text:p>
          </table:table-cell>
          <table:table-cell/>
          <table:table-cell table:formula="of:=SFPOWER([.$A594]; [.$E$593]; [.$F$593]; [.$G$593])" office:value-type="float" office:value="0.11121328305228">
            <text:p>0.11</text:p>
          </table:table-cell>
          <table:table-cell table:number-columns-repeated="2"/>
          <table:table-cell table:formula="of:=SFEXP([.$A594]; [.$H$593]; [.$I$593])" office:value-type="float" office:value="0">
            <text:p>0</text:p>
          </table:table-cell>
          <table:table-cell table:number-columns-repeated="2"/>
          <table:table-cell table:style-name="ce48" table:formula="of:=SFJOIN([.B594];[.C594];[.E594];[.H594];[.$L$593]) * IF([.$K$593] = &quot;level&quot;; [.A594]; 1)" office:value-type="float" office:value="0.0556681992457842">
            <text:p>0.0557</text:p>
          </table:table-cell>
          <table:table-cell table:style-name="ce48" table:formula="of:=IF([.$K$593]=1; [.$K594]*60; [.$K594]/60)" office:value-type="float" office:value="3.34009195474705">
            <text:p>3.3401</text:p>
          </table:table-cell>
          <table:table-cell table:style-name="ce53" table:formula="of:=IF([.$K$593]=1; [.$K594]*60*60; [.$K594]/60/60)" office:value-type="float" office:value="200.405517284823">
            <text:p>200.4055</text:p>
          </table:table-cell>
          <table:table-cell table:style-name="ce53" table:formula="of:=IF([.$K$593]=1; [.$K594]*60*60*24; [.$K594]/60/60/24)" office:value-type="float" office:value="4809.73241483575">
            <text:p>4809.7324</text:p>
          </table:table-cell>
          <table:table-cell table:number-columns-repeated="1010"/>
        </table:table-row>
        <table:table-row table:style-name="ro1">
          <table:table-cell table:style-name="ce12" office:value-type="string">
            <text:p>2</text:p>
          </table:table-cell>
          <table:table-cell table:formula="of:=[.$B$593]" office:value-type="float" office:value="2.4">
            <text:p>2.4</text:p>
          </table:table-cell>
          <table:table-cell table:style-name="ce29" table:formula="of:=SFLINEAR([.$A595]; [.$C$593]; [.$D$593])" office:value-type="float" office:value="2.4">
            <text:p>2.400</text:p>
          </table:table-cell>
          <table:table-cell/>
          <table:table-cell table:formula="of:=SFPOWER([.$A595]; [.$E$593]; [.$F$593]; [.$G$593])" office:value-type="float" office:value="0.938418766218263">
            <text:p>0.94</text:p>
          </table:table-cell>
          <table:table-cell table:number-columns-repeated="2"/>
          <table:table-cell table:formula="of:=SFEXP([.$A595]; [.$H$593]; [.$I$593])" office:value-type="float" office:value="0">
            <text:p>0</text:p>
          </table:table-cell>
          <table:table-cell table:number-columns-repeated="2"/>
          <table:table-cell table:style-name="ce48" table:formula="of:=SFJOIN([.B595];[.C595];[.E595];[.H595];[.$L$593]) * IF([.$K$593] = &quot;level&quot;; [.A595]; 1)" office:value-type="float" office:value="0.0860762814932739">
            <text:p>0.0861</text:p>
          </table:table-cell>
          <table:table-cell table:style-name="ce48" table:formula="of:=IF([.$K$593]=1; [.$K595]*60; [.$K595]/60)" office:value-type="float" office:value="5.16457688959644">
            <text:p>5.1646</text:p>
          </table:table-cell>
          <table:table-cell table:style-name="ce53" table:formula="of:=IF([.$K$593]=1; [.$K595]*60*60; [.$K595]/60/60)" office:value-type="float" office:value="309.874613375786">
            <text:p>309.8746</text:p>
          </table:table-cell>
          <table:table-cell table:style-name="ce53" table:formula="of:=IF([.$K$593]=1; [.$K595]*60*60*24; [.$K595]/60/60/24)" office:value-type="float" office:value="7436.99072101887">
            <text:p>7436.9907</text:p>
          </table:table-cell>
          <table:table-cell table:formula="of:=[.K595]/[.K594]" office:value-type="float" office:value="1.54623793583179">
            <text:p>1.55</text:p>
          </table:table-cell>
          <table:table-cell table:number-columns-repeated="1009"/>
        </table:table-row>
        <table:table-row table:style-name="ro1">
          <table:table-cell table:style-name="ce12" office:value-type="string">
            <text:p>3</text:p>
          </table:table-cell>
          <table:table-cell table:formula="of:=[.$B$593]" office:value-type="float" office:value="2.4">
            <text:p>2.4</text:p>
          </table:table-cell>
          <table:table-cell table:style-name="ce29" table:formula="of:=SFLINEAR([.$A596]; [.$C$593]; [.$D$593])" office:value-type="float" office:value="3.6">
            <text:p>3.600</text:p>
          </table:table-cell>
          <table:table-cell/>
          <table:table-cell table:formula="of:=SFPOWER([.$A596]; [.$E$593]; [.$F$593]; [.$G$593])" office:value-type="float" office:value="2.99954663251317">
            <text:p>3</text:p>
          </table:table-cell>
          <table:table-cell table:number-columns-repeated="2"/>
          <table:table-cell table:formula="of:=SFEXP([.$A596]; [.$H$593]; [.$I$593])" office:value-type="float" office:value="0">
            <text:p>0</text:p>
          </table:table-cell>
          <table:table-cell table:number-columns-repeated="2"/>
          <table:table-cell table:style-name="ce48" table:formula="of:=SFJOIN([.B596];[.C596];[.E596];[.H596];[.$L$593]) * IF([.$K$593] = &quot;level&quot;; [.A596]; 1)" office:value-type="float" office:value="0.134993199487698">
            <text:p>0.1350</text:p>
          </table:table-cell>
          <table:table-cell table:style-name="ce48" table:formula="of:=IF([.$K$593]=1; [.$K596]*60; [.$K596]/60)" office:value-type="float" office:value="8.09959196926186">
            <text:p>8.0996</text:p>
          </table:table-cell>
          <table:table-cell table:style-name="ce53" table:formula="of:=IF([.$K$593]=1; [.$K596]*60*60; [.$K596]/60/60)" office:value-type="float" office:value="485.975518155711">
            <text:p>485.9755</text:p>
          </table:table-cell>
          <table:table-cell table:style-name="ce53" table:formula="of:=IF([.$K$593]=1; [.$K596]*60*60*24; [.$K596]/60/60/24)" office:value-type="float" office:value="11663.4124357371">
            <text:p>11663.4124</text:p>
          </table:table-cell>
          <table:table-cell table:formula="of:=[.K596]/[.K595]" office:value-type="float" office:value="1.56829729567542">
            <text:p>1.57</text:p>
          </table:table-cell>
          <table:table-cell table:number-columns-repeated="1009"/>
        </table:table-row>
        <table:table-row table:style-name="ro1">
          <table:table-cell table:style-name="ce12" office:value-type="string">
            <text:p>4</text:p>
          </table:table-cell>
          <table:table-cell table:formula="of:=[.$B$593]" office:value-type="float" office:value="2.4">
            <text:p>2.4</text:p>
          </table:table-cell>
          <table:table-cell table:style-name="ce29" table:formula="of:=SFLINEAR([.$A597]; [.$C$593]; [.$D$593])" office:value-type="float" office:value="4.8">
            <text:p>4.800</text:p>
          </table:table-cell>
          <table:table-cell/>
          <table:table-cell table:formula="of:=SFPOWER([.$A597]; [.$E$593]; [.$F$593]; [.$G$593])" office:value-type="float" office:value="6.69670016959267">
            <text:p>6.7</text:p>
          </table:table-cell>
          <table:table-cell table:number-columns-repeated="2"/>
          <table:table-cell table:formula="of:=SFEXP([.$A597]; [.$H$593]; [.$I$593])" office:value-type="float" office:value="0">
            <text:p>0</text:p>
          </table:table-cell>
          <table:table-cell table:number-columns-repeated="2"/>
          <table:table-cell table:style-name="ce48" table:formula="of:=SFJOIN([.B597];[.C597];[.E597];[.H597];[.$L$593]) * IF([.$K$593] = &quot;level&quot;; [.A597]; 1)" office:value-type="float" office:value="0.20845050254389">
            <text:p>0.2085</text:p>
          </table:table-cell>
          <table:table-cell table:style-name="ce48" table:formula="of:=IF([.$K$593]=1; [.$K597]*60; [.$K597]/60)" office:value-type="float" office:value="12.5070301526334">
            <text:p>12.5070</text:p>
          </table:table-cell>
          <table:table-cell table:style-name="ce53" table:formula="of:=IF([.$K$593]=1; [.$K597]*60*60; [.$K597]/60/60)" office:value-type="float" office:value="750.421809158004">
            <text:p>750.4218</text:p>
          </table:table-cell>
          <table:table-cell table:style-name="ce53" table:formula="of:=IF([.$K$593]=1; [.$K597]*60*60*24; [.$K597]/60/60/24)" office:value-type="float" office:value="18010.1234197921">
            <text:p>18010.1234</text:p>
          </table:table-cell>
          <table:table-cell table:formula="of:=[.K597]/[.K596]" office:value-type="float" office:value="1.5441555821698">
            <text:p>1.54</text:p>
          </table:table-cell>
          <table:table-cell table:number-columns-repeated="1009"/>
        </table:table-row>
        <table:table-row table:style-name="ro1">
          <table:table-cell table:style-name="ce12" office:value-type="string">
            <text:p>5</text:p>
          </table:table-cell>
          <table:table-cell table:formula="of:=[.$B$593]" office:value-type="float" office:value="2.4">
            <text:p>2.4</text:p>
          </table:table-cell>
          <table:table-cell table:style-name="ce29" table:formula="of:=SFLINEAR([.$A598]; [.$C$593]; [.$D$593])" office:value-type="float" office:value="6">
            <text:p>6.000</text:p>
          </table:table-cell>
          <table:table-cell/>
          <table:table-cell table:formula="of:=SFPOWER([.$A598]; [.$E$593]; [.$F$593]; [.$G$593])" office:value-type="float" office:value="12.3792533156736">
            <text:p>12.38</text:p>
          </table:table-cell>
          <table:table-cell table:number-columns-repeated="2"/>
          <table:table-cell table:formula="of:=SFEXP([.$A598]; [.$H$593]; [.$I$593])" office:value-type="float" office:value="0">
            <text:p>0</text:p>
          </table:table-cell>
          <table:table-cell table:number-columns-repeated="2"/>
          <table:table-cell table:style-name="ce48" table:formula="of:=SFJOIN([.B598];[.C598];[.E598];[.H598];[.$L$593]) * IF([.$K$593] = &quot;level&quot;; [.A598]; 1)" office:value-type="float" office:value="0.311688799735104">
            <text:p>0.3117</text:p>
          </table:table-cell>
          <table:table-cell table:style-name="ce48" table:formula="of:=IF([.$K$593]=1; [.$K598]*60; [.$K598]/60)" office:value-type="float" office:value="18.7013279841063">
            <text:p>18.7013</text:p>
          </table:table-cell>
          <table:table-cell table:style-name="ce53" table:formula="of:=IF([.$K$593]=1; [.$K598]*60*60; [.$K598]/60/60)" office:value-type="float" office:value="1122.07967904638">
            <text:p>1122.0797</text:p>
          </table:table-cell>
          <table:table-cell table:style-name="ce53" table:formula="of:=IF([.$K$593]=1; [.$K598]*60*60*24; [.$K598]/60/60/24)" office:value-type="float" office:value="26929.912297113">
            <text:p>26929.9123</text:p>
          </table:table-cell>
          <table:table-cell table:formula="of:=[.K598]/[.K597]" office:value-type="float" office:value="1.49526528327499">
            <text:p>1.5</text:p>
          </table:table-cell>
          <table:table-cell table:number-columns-repeated="1009"/>
        </table:table-row>
        <table:table-row table:style-name="ro1">
          <table:table-cell table:style-name="ce12" office:value-type="string">
            <text:p>6</text:p>
          </table:table-cell>
          <table:table-cell table:formula="of:=[.$B$593]" office:value-type="float" office:value="2.4">
            <text:p>2.4</text:p>
          </table:table-cell>
          <table:table-cell table:style-name="ce29" table:formula="of:=SFLINEAR([.$A599]; [.$C$593]; [.$D$593])" office:value-type="float" office:value="7.2">
            <text:p>7.200</text:p>
          </table:table-cell>
          <table:table-cell/>
          <table:table-cell table:formula="of:=SFPOWER([.$A599]; [.$E$593]; [.$F$593]; [.$G$593])" office:value-type="float" office:value="20.3631808682327">
            <text:p>20.36</text:p>
          </table:table-cell>
          <table:table-cell table:number-columns-repeated="2"/>
          <table:table-cell table:formula="of:=SFEXP([.$A599]; [.$H$593]; [.$I$593])" office:value-type="float" office:value="0">
            <text:p>0</text:p>
          </table:table-cell>
          <table:table-cell table:number-columns-repeated="2"/>
          <table:table-cell table:style-name="ce48" table:formula="of:=SFJOIN([.B599];[.C599];[.E599];[.H599];[.$L$593]) * IF([.$K$593] = &quot;level&quot;; [.A599]; 1)" office:value-type="float" office:value="0.449447713023491">
            <text:p>0.4494</text:p>
          </table:table-cell>
          <table:table-cell table:style-name="ce48" table:formula="of:=IF([.$K$593]=1; [.$K599]*60; [.$K599]/60)" office:value-type="float" office:value="26.9668627814094">
            <text:p>26.9669</text:p>
          </table:table-cell>
          <table:table-cell table:style-name="ce53" table:formula="of:=IF([.$K$593]=1; [.$K599]*60*60; [.$K599]/60/60)" office:value-type="float" office:value="1618.01176688457">
            <text:p>1618.0118</text:p>
          </table:table-cell>
          <table:table-cell table:style-name="ce53" table:formula="of:=IF([.$K$593]=1; [.$K599]*60*60*24; [.$K599]/60/60/24)" office:value-type="float" office:value="38832.2824052296">
            <text:p>38832.2824</text:p>
          </table:table-cell>
          <table:table-cell table:formula="of:=[.K599]/[.K598]" office:value-type="float" office:value="1.44197582141374">
            <text:p>1.44</text:p>
          </table:table-cell>
          <table:table-cell table:number-columns-repeated="1009"/>
        </table:table-row>
        <table:table-row table:style-name="ro1">
          <table:table-cell table:style-name="ce12" office:value-type="string">
            <text:p>7</text:p>
          </table:table-cell>
          <table:table-cell table:formula="of:=[.$B$593]" office:value-type="float" office:value="2.4">
            <text:p>2.4</text:p>
          </table:table-cell>
          <table:table-cell table:style-name="ce29" table:formula="of:=SFLINEAR([.$A600]; [.$C$593]; [.$D$593])" office:value-type="float" office:value="8.4">
            <text:p>8.400</text:p>
          </table:table-cell>
          <table:table-cell/>
          <table:table-cell table:formula="of:=SFPOWER([.$A600]; [.$E$593]; [.$F$593]; [.$G$593])" office:value-type="float" office:value="30.9405789689232">
            <text:p>30.94</text:p>
          </table:table-cell>
          <table:table-cell table:number-columns-repeated="2"/>
          <table:table-cell table:formula="of:=SFEXP([.$A600]; [.$H$593]; [.$I$593])" office:value-type="float" office:value="0">
            <text:p>0</text:p>
          </table:table-cell>
          <table:table-cell table:number-columns-repeated="2"/>
          <table:table-cell table:style-name="ce48" table:formula="of:=SFJOIN([.B600];[.C600];[.E600];[.H600];[.$L$593]) * IF([.$K$593] = &quot;level&quot;; [.A600]; 1)" office:value-type="float" office:value="0.626108684533847">
            <text:p>0.6261</text:p>
          </table:table-cell>
          <table:table-cell table:style-name="ce48" table:formula="of:=IF([.$K$593]=1; [.$K600]*60; [.$K600]/60)" office:value-type="float" office:value="37.5665210720308">
            <text:p>37.5665</text:p>
          </table:table-cell>
          <table:table-cell table:style-name="ce53" table:formula="of:=IF([.$K$593]=1; [.$K600]*60*60; [.$K600]/60/60)" office:value-type="float" office:value="2253.99126432185">
            <text:p>2253.9913</text:p>
          </table:table-cell>
          <table:table-cell table:style-name="ce53" table:formula="of:=IF([.$K$593]=1; [.$K600]*60*60*24; [.$K600]/60/60/24)" office:value-type="float" office:value="54095.7903437244">
            <text:p>54095.7903</text:p>
          </table:table-cell>
          <table:table-cell table:formula="of:=[.K600]/[.K599]" office:value-type="float" office:value="1.39306234383069">
            <text:p>1.39</text:p>
          </table:table-cell>
          <table:table-cell table:number-columns-repeated="1009"/>
        </table:table-row>
        <table:table-row table:style-name="ro1">
          <table:table-cell table:style-name="ce12" office:value-type="string">
            <text:p>8</text:p>
          </table:table-cell>
          <table:table-cell table:formula="of:=[.$B$593]" office:value-type="float" office:value="2.4">
            <text:p>2.4</text:p>
          </table:table-cell>
          <table:table-cell table:style-name="ce29" table:formula="of:=SFLINEAR([.$A601]; [.$C$593]; [.$D$593])" office:value-type="float" office:value="9.6">
            <text:p>9.600</text:p>
          </table:table-cell>
          <table:table-cell/>
          <table:table-cell table:formula="of:=SFPOWER([.$A601]; [.$E$593]; [.$F$593]; [.$G$593])" office:value-type="float" office:value="44.3852633221128">
            <text:p>44.39</text:p>
          </table:table-cell>
          <table:table-cell table:number-columns-repeated="2"/>
          <table:table-cell table:formula="of:=SFEXP([.$A601]; [.$H$593]; [.$I$593])" office:value-type="float" office:value="0">
            <text:p>0</text:p>
          </table:table-cell>
          <table:table-cell table:number-columns-repeated="2"/>
          <table:table-cell table:style-name="ce48" table:formula="of:=SFJOIN([.B601];[.C601];[.E601];[.H601];[.$L$593]) * IF([.$K$593] = &quot;level&quot;; [.A601]; 1)" office:value-type="float" office:value="0.845778949831692">
            <text:p>0.8458</text:p>
          </table:table-cell>
          <table:table-cell table:style-name="ce48" table:formula="of:=IF([.$K$593]=1; [.$K601]*60; [.$K601]/60)" office:value-type="float" office:value="50.7467369899015">
            <text:p>50.7467</text:p>
          </table:table-cell>
          <table:table-cell table:style-name="ce53" table:formula="of:=IF([.$K$593]=1; [.$K601]*60*60; [.$K601]/60/60)" office:value-type="float" office:value="3044.80421939409">
            <text:p>3044.8042</text:p>
          </table:table-cell>
          <table:table-cell table:style-name="ce53" table:formula="of:=IF([.$K$593]=1; [.$K601]*60*60*24; [.$K601]/60/60/24)" office:value-type="float" office:value="73075.3012654582">
            <text:p>73075.3013</text:p>
          </table:table-cell>
          <table:table-cell table:formula="of:=[.K601]/[.K600]" office:value-type="float" office:value="1.3508500532322">
            <text:p>1.35</text:p>
          </table:table-cell>
          <table:table-cell table:number-columns-repeated="1009"/>
        </table:table-row>
        <table:table-row table:style-name="ro1">
          <table:table-cell table:style-name="ce12" office:value-type="string">
            <text:p>9</text:p>
          </table:table-cell>
          <table:table-cell table:formula="of:=[.$B$593]" office:value-type="float" office:value="2.4">
            <text:p>2.4</text:p>
          </table:table-cell>
          <table:table-cell table:style-name="ce29" table:formula="of:=SFLINEAR([.$A602]; [.$C$593]; [.$D$593])" office:value-type="float" office:value="10.8">
            <text:p>10.800</text:p>
          </table:table-cell>
          <table:table-cell/>
          <table:table-cell table:formula="of:=SFPOWER([.$A602]; [.$E$593]; [.$F$593]; [.$G$593])" office:value-type="float" office:value="60.9564158823618">
            <text:p>60.96</text:p>
          </table:table-cell>
          <table:table-cell table:number-columns-repeated="2"/>
          <table:table-cell table:formula="of:=SFEXP([.$A602]; [.$H$593]; [.$I$593])" office:value-type="float" office:value="0">
            <text:p>0</text:p>
          </table:table-cell>
          <table:table-cell table:number-columns-repeated="2"/>
          <table:table-cell table:style-name="ce48" table:formula="of:=SFJOIN([.B602];[.C602];[.E602];[.H602];[.$L$593]) * IF([.$K$593] = &quot;level&quot;; [.A602]; 1)" office:value-type="float" office:value="1.11234623823543">
            <text:p>1.1123</text:p>
          </table:table-cell>
          <table:table-cell table:style-name="ce48" table:formula="of:=IF([.$K$593]=1; [.$K602]*60; [.$K602]/60)" office:value-type="float" office:value="66.7407742941256">
            <text:p>66.7408</text:p>
          </table:table-cell>
          <table:table-cell table:style-name="ce53" table:formula="of:=IF([.$K$593]=1; [.$K602]*60*60; [.$K602]/60/60)" office:value-type="float" office:value="4004.44645764754">
            <text:p>4004.4465</text:p>
          </table:table-cell>
          <table:table-cell table:style-name="ce53" table:formula="of:=IF([.$K$593]=1; [.$K602]*60*60*24; [.$K602]/60/60/24)" office:value-type="float" office:value="96106.7149835409">
            <text:p>96106.7150</text:p>
          </table:table-cell>
          <table:table-cell table:formula="of:=[.K602]/[.K601]" office:value-type="float" office:value="1.31517370875307">
            <text:p>1.32</text:p>
          </table:table-cell>
          <table:table-cell table:number-columns-repeated="1009"/>
        </table:table-row>
        <table:table-row table:style-name="ro1">
          <table:table-cell table:style-name="ce12" office:value-type="string">
            <text:p>10</text:p>
          </table:table-cell>
          <table:table-cell table:formula="of:=[.$B$593]" office:value-type="float" office:value="2.4">
            <text:p>2.4</text:p>
          </table:table-cell>
          <table:table-cell table:style-name="ce29" table:formula="of:=SFLINEAR([.$A603]; [.$C$593]; [.$D$593])" office:value-type="float" office:value="12">
            <text:p>12.000</text:p>
          </table:table-cell>
          <table:table-cell/>
          <table:table-cell table:formula="of:=SFPOWER([.$A603]; [.$E$593]; [.$F$593]; [.$G$593])" office:value-type="float" office:value="80.9011275783631">
            <text:p>80.9</text:p>
          </table:table-cell>
          <table:table-cell table:number-columns-repeated="2"/>
          <table:table-cell table:formula="of:=SFEXP([.$A603]; [.$H$593]; [.$I$593])" office:value-type="float" office:value="0">
            <text:p>0</text:p>
          </table:table-cell>
          <table:table-cell table:number-columns-repeated="2"/>
          <table:table-cell table:style-name="ce48" table:formula="of:=SFJOIN([.B603];[.C603];[.E603];[.H603];[.$L$593]) * IF([.$K$593] = &quot;level&quot;; [.A603]; 1)" office:value-type="float" office:value="1.42951691367545">
            <text:p>1.4295</text:p>
          </table:table-cell>
          <table:table-cell table:style-name="ce48" table:formula="of:=IF([.$K$593]=1; [.$K603]*60; [.$K603]/60)" office:value-type="float" office:value="85.7710148205267">
            <text:p>85.7710</text:p>
          </table:table-cell>
          <table:table-cell table:style-name="ce53" table:formula="of:=IF([.$K$593]=1; [.$K603]*60*60; [.$K603]/60/60)" office:value-type="float" office:value="5146.2608892316">
            <text:p>5146.2609</text:p>
          </table:table-cell>
          <table:table-cell table:style-name="ce53" table:formula="of:=IF([.$K$593]=1; [.$K603]*60*60*24; [.$K603]/60/60/24)" office:value-type="float" office:value="123510.261341559">
            <text:p>123510.2613</text:p>
          </table:table-cell>
          <table:table-cell table:formula="of:=[.K603]/[.K602]" office:value-type="float" office:value="1.28513664589109">
            <text:p>1.29</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492in" draw:caption-point-x="-0.2402in" draw:caption-point-y="0.613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382in" draw:caption-point-x="-0.2402in" draw:caption-point-y="0.5992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2in" draw:caption-point-x="-0.2402in" draw:caption-point-y="0.599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2in" draw:caption-point-x="-0.2402in" draw:caption-point-y="0.599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39in" draw:caption-point-x="-0.2402in" draw:caption-point-y="0.6087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39in" draw:caption-point-x="-0.2402in" draw:caption-point-y="0.6087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783in" draw:caption-point-x="-0.2402in" draw:caption-point-y="0.613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in" draw:caption-point-x="-0.2402in" draw:caption-point-y="0.613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496in" draw:caption-point-x="-0.2402in" draw:caption-point-y="0.600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73in" draw:caption-point-x="-0.2402in" draw:caption-point-y="0.597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61in" draw:caption-point-x="-0.2402in" draw:caption-point-y="0.613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24in" draw:caption-point-x="-0.2402in" draw:caption-point-y="0.613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24in" draw:caption-point-x="-0.2402in" draw:caption-point-y="0.613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4in" draw:caption-point-x="-0.2402in" draw:caption-point-y="0.613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4in" draw:caption-point-x="-0.2402in" draw:caption-point-y="0.613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57in" draw:caption-point-x="-0.2402in" draw:caption-point-y="0.6134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9]" office:value-type="float" office:value="900">
            <text:p>900</text:p>
          </table:table-cell>
          <table:table-cell table:formula="of:=[.D79]"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685in" draw:caption-point-x="-0.2402in" draw:caption-point-y="0.61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05in" draw:caption-point-x="-0.2402in" draw:caption-point-y="0.604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35in" draw:caption-point-x="-0.2402in" draw:caption-point-y="0.61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51in" draw:caption-point-x="-0.2402in" draw:caption-point-y="0.61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67in" draw:caption-point-x="-0.2402in" draw:caption-point-y="0.604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46in" draw:caption-point-x="-0.2402in" draw:caption-point-y="0.598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58in" draw:caption-point-x="-0.2402in" draw:caption-point-y="0.611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71in" draw:caption-point-x="-0.2402in" draw:caption-point-y="0.611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287in" draw:caption-point-x="-0.2402in" draw:caption-point-y="0.611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2"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2" table:formula="of:=[.Q93]" office:value-type="float" office:value="1943.4">
            <text:p>1943.4</text:p>
          </table:table-cell>
          <table:table-cell table:style-name="ce72" table:formula="of:=[.R90]" office:value-type="float" office:value="2526.42">
            <text:p>2526.42</text:p>
          </table:table-cell>
          <table:table-cell table:style-name="ce72" table:formula="of:=[.S90]" office:value-type="float" office:value="5247.18">
            <text:p>5247.18</text:p>
          </table:table-cell>
          <table:table-cell table:style-name="ce72"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2"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2" table:formula="of:=[.Q94]" office:value-type="float" office:value="4450">
            <text:p>4450</text:p>
          </table:table-cell>
          <table:table-cell table:style-name="ce72" table:formula="of:=[.R91]" office:value-type="float" office:value="5785">
            <text:p>5785</text:p>
          </table:table-cell>
          <table:table-cell table:style-name="ce72" table:formula="of:=[.S91]" office:value-type="float" office:value="12015">
            <text:p>12015</text:p>
          </table:table-cell>
          <table:table-cell table:style-name="ce72"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2"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2" table:formula="of:=[.Q95]" office:value-type="float" office:value="4320">
            <text:p>4320</text:p>
          </table:table-cell>
          <table:table-cell table:style-name="ce72" table:formula="of:=[.R92]" office:value-type="float" office:value="5616">
            <text:p>5616</text:p>
          </table:table-cell>
          <table:table-cell table:style-name="ce72" table:formula="of:=[.S92]" office:value-type="float" office:value="11664">
            <text:p>11664</text:p>
          </table:table-cell>
          <table:table-cell table:style-name="ce72"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2" table:formula="of:=([.C99]*VLOOKUP([.$B99];[.$A$2:.$N55];11;0)+[.E99]*[.H99]*VLOOKUP([.$B99];[.$A$2:.$N55];12;0))*(1 + ([.D99]-[Variables.$B$7])*VLOOKUP([.$B99];[.$A$2:.$O55];13;0)/100)" office:value-type="float" office:value="0">
            <text:p>0</text:p>
          </table:table-cell>
          <table:table-cell table:style-name="ce72" table:formula="of:=VLOOKUP([.$B99];[.$A$2:.$H74];2;0)*[.$Q99]" office:value-type="float" office:value="0">
            <text:p>0</text:p>
          </table:table-cell>
          <table:table-cell table:style-name="ce72" table:formula="of:=VLOOKUP([.$B99];[.$A$2:.$H74];4;0)*[.$Q99]" office:value-type="float" office:value="0">
            <text:p>0</text:p>
          </table:table-cell>
          <table:table-cell table:style-name="ce72"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5" table:formula="of:=[.C99]*TBLFIND([.$A$1:.$O$29];[.B99];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100]; [.$A104]; [.$I$53]); TBLFIND([.$A$53:.$T$100]; [.$B104]; [.$M$53]); TBLFIND([.$A$53:.$T$100]; [.$A104]; [.$E$53]); TBLFIND([.$A$53:.$T$100]; [.$A104]; [.$H$53]))" office:value-type="float" office:value="140">
            <text:p>140</text:p>
          </table:table-cell>
          <table:table-cell table:style-name="ce25"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5" table:formula="of:=[.D104]/[.D105]" office:value-type="float" office:value="0">
            <text:p>Err:522</text:p>
          </table:table-cell>
          <table:table-cell table:style-name="ce25" table:formula="of:=VTBLFIND([.$A104]; [.$A$53:.$T$101]; [.C$53])/VTBLFIND([.$B104]; [.$A$53:.$T$101];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4]" office:value-type="string" office:string-value="Azure">
            <text:p>Azure</text:p>
          </table:table-cell>
          <table:table-cell table:style-name="ce71" table:formula="of:=[.A104]" office:value-type="string" office:string-value="Scorpion" table:number-columns-spanned="2" table:number-rows-spanned="1">
            <text:p>Scorpion</text:p>
          </table:table-cell>
          <table:covered-table-cell table:style-name="ce63"/>
          <table:table-cell table:style-name="ce78" table:formula="of:=DAMAGETOARMOR([.$A$32:.$C$50]; TBLFIND([.$A$53:.$T$100]; [.$A105]; [.$I$53]); TBLFIND([.$A$53:.$T$100]; [.$B105]; [.$M$53]); TBLFIND([.$A$53:.$T$100]; [.$A105]; [.$E$53]); TBLFIND([.$A$53:.$T$100]; [.$A105]; [.$H$53]))" office:value-type="float" office:value="192">
            <text:p>192</text:p>
          </table:table-cell>
          <table:table-cell table:style-name="ce78" table:formula="of:=TBLFIND([.$A$53:.$Y$101]; [.$B105]; [.$C$53])/[.$D105]" office:value-type="float" office:value="13.0208333333333">
            <text:p>13.02</text:p>
          </table:table-cell>
          <table:table-cell table:style-name="ce63" table:formula="of:=VTBLFIND([.$A105]; [.$A$53:.$T$101]; [.R$53])/VTBLFIND([.$B105]; [.$A$53:.$T$101]; [.R$53])" office:value-type="float" office:value="0.834572356549982">
            <text:p>0.83</text:p>
          </table:table-cell>
          <table:table-cell table:style-name="ce63" table:formula="of:=VTBLFIND([.$A105]; [.$A$53:.$T$101]; [.S$53])/VTBLFIND([.$B105]; [.$A$53:.$T$101]; [.S$53])" office:value-type="float" office:value="0.834572356549982">
            <text:p>0.83</text:p>
          </table:table-cell>
          <table:table-cell table:style-name="ce63" table:formula="of:=VTBLFIND([.$A105]; [.$A$53:.$T$101]; [.T$53])/VTBLFIND([.$B105]; [.$A$53:.$T$101]; [.T$53])" office:value-type="float" office:value="0.834572356549982">
            <text:p>0.83</text:p>
          </table:table-cell>
          <table:table-cell table:style-name="ce78" table:formula="of:=[.D105]/[.D104]" office:value-type="float" office:value="1.37142857142857">
            <text:p>1.37</text:p>
          </table:table-cell>
          <table:table-cell table:style-name="ce78" table:formula="of:=VTBLFIND([.$A105]; [.$A$53:.$T$101]; [.C$53])/VTBLFIND([.$B105]; [.$A$53:.$T$101];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100]; [.$A$108]; [.R$53])" office:value-type="float" office:value="3843.75">
            <text:p>3843.75</text:p>
          </table:table-cell>
          <table:table-cell table:style-name="ce68" table:formula="of:=TBLFIND([.$A$53:.$W$100]; [.$A$108]; [.S$53])" office:value-type="float" office:value="5381.25">
            <text:p>5381.25</text:p>
          </table:table-cell>
          <table:table-cell table:style-name="ce68" table:formula="of:=TBLFIND([.$A$53:.$W$100]; [.$A$108];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3];[Main.$C$3:.$M$3]) * SHOURS(1) / [.$B$108]" office:value-type="float" office:value="0.00257560975609756">
            <text:p>0</text:p>
          </table:table-cell>
          <table:table-cell table:style-name="ce75"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5" table:formula="of:=SUPERFORMULA([.$A113];[Main.$C$3:.$M$3]) * SDAYS(1) / [.$B$108]" office:value-type="float" office:value="0.0618146341463415">
            <text:p>0.06</text:p>
          </table:table-cell>
          <table:table-cell table:style-name="ce75"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5" table:formula="of:=SUPERFORMULA([.$A113];[Main.$C$3:.$M$3]) * SWEEKS(1) / [.$B$108]" office:value-type="float" office:value="0.43270243902439">
            <text:p>0.43</text:p>
          </table:table-cell>
          <table:table-cell table:style-name="ce68" table:formula="of:=SUPERFORMULA([.$A113];[Main.$C$16:.$M$16]) * SWEEKS(1) / [.$C$108]" office:value-type="float" office:value="0.674341463414634">
            <text:p>0.67</text:p>
          </table:table-cell>
          <table:table-cell table:style-name="ce25" table:formula="of:=SUPERFORMULA([.$A113];[Main.$C$33:.$M$33]) * SWEEKS(1) / [.$D$108]" office:value-type="float" office:value="1.68585365853659">
            <text:p>1.69</text:p>
          </table:table-cell>
          <table:table-cell/>
          <table:table-cell table:style-name="ce25" table:formula="of:=SUPERFORMULA([.$A113];[Main.$C$3:.$M$3]) * SMONTHS(1) / [.$B$108]" office:value-type="float" office:value="1.85443902439024">
            <text:p>1.85</text:p>
          </table:table-cell>
          <table:table-cell table:style-name="ce68" table:formula="of:=SUPERFORMULA([.$A113];[Main.$C$16:.$M$16]) * SMONTHS(1) / [.$C$108]" office:value-type="float" office:value="2.89003484320558">
            <text:p>2.89</text:p>
          </table:table-cell>
          <table:table-cell table:style-name="ce68"/>
          <table:table-cell table:style-name="ce25"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4];[Main.$C$3:.$M$3]) * SHOURS(1) / [.$B$108]" office:value-type="float" office:value="0.00518483049952919">
            <text:p>0.01</text:p>
          </table:table-cell>
          <table:table-cell table:style-name="ce75"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5" table:formula="of:=SUPERFORMULA([.$A114];[Main.$C$3:.$M$3]) * SDAYS(1) / [.$B$108]" office:value-type="float" office:value="0.124435931988701">
            <text:p>0.12</text:p>
          </table:table-cell>
          <table:table-cell table:style-name="ce75"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5" table:formula="of:=SUPERFORMULA([.$A114];[Main.$C$3:.$M$3]) * SWEEKS(1) / [.$B$108]" office:value-type="float" office:value="0.871051523920904">
            <text:p>0.87</text:p>
          </table:table-cell>
          <table:table-cell table:style-name="ce68" table:formula="of:=SUPERFORMULA([.$A114];[Main.$C$16:.$M$16]) * SWEEKS(1) / [.$C$108]" office:value-type="float" office:value="1.36481620074962">
            <text:p>1.36</text:p>
          </table:table-cell>
          <table:table-cell table:style-name="ce25" table:formula="of:=SUPERFORMULA([.$A114];[Main.$C$33:.$M$33]) * SWEEKS(1) / [.$D$108]" office:value-type="float" office:value="3.38784059099352">
            <text:p>3.39</text:p>
          </table:table-cell>
          <table:table-cell/>
          <table:table-cell table:style-name="ce25" table:formula="of:=SUPERFORMULA([.$A114];[Main.$C$3:.$M$3]) * SMONTHS(1) / [.$B$108]" office:value-type="float" office:value="3.73307795966102">
            <text:p>3.73</text:p>
          </table:table-cell>
          <table:table-cell table:style-name="ce68" table:formula="of:=SUPERFORMULA([.$A114];[Main.$C$16:.$M$16]) * SMONTHS(1) / [.$C$108]" office:value-type="float" office:value="5.84921228892695">
            <text:p>5.85</text:p>
          </table:table-cell>
          <table:table-cell table:style-name="ce68"/>
          <table:table-cell table:style-name="ce25"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5];[Main.$C$3:.$M$3]) * SHOURS(1) / [.$B$108]" office:value-type="float" office:value="0.010441707727607">
            <text:p>0.01</text:p>
          </table:table-cell>
          <table:table-cell table:style-name="ce75"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5" table:formula="of:=SUPERFORMULA([.$A115];[Main.$C$3:.$M$3]) * SDAYS(1) / [.$B$108]" office:value-type="float" office:value="0.250600985462567">
            <text:p>0.25</text:p>
          </table:table-cell>
          <table:table-cell table:style-name="ce75"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5" table:formula="of:=SUPERFORMULA([.$A115];[Main.$C$3:.$M$3]) * SWEEKS(1) / [.$B$108]" office:value-type="float" office:value="1.75420689823797">
            <text:p>1.75</text:p>
          </table:table-cell>
          <table:table-cell table:style-name="ce68" table:formula="of:=SUPERFORMULA([.$A115];[Main.$C$16:.$M$16]) * SWEEKS(1) / [.$C$108]" office:value-type="float" office:value="2.76421483120257">
            <text:p>2.76</text:p>
          </table:table-cell>
          <table:table-cell table:style-name="ce25" table:formula="of:=SUPERFORMULA([.$A115];[Main.$C$33:.$M$33]) * SWEEKS(1) / [.$D$108]" office:value-type="float" office:value="6.81026361169038">
            <text:p>6.81</text:p>
          </table:table-cell>
          <table:table-cell/>
          <table:table-cell table:style-name="ce25" table:formula="of:=SUPERFORMULA([.$A115];[Main.$C$3:.$M$3]) * SMONTHS(1) / [.$B$108]" office:value-type="float" office:value="7.51802956387703">
            <text:p>7.52</text:p>
          </table:table-cell>
          <table:table-cell table:style-name="ce68" table:formula="of:=SUPERFORMULA([.$A115];[Main.$C$16:.$M$16]) * SMONTHS(1) / [.$C$108]" office:value-type="float" office:value="11.8466349908682">
            <text:p>11.85</text:p>
          </table:table-cell>
          <table:table-cell table:style-name="ce68"/>
          <table:table-cell table:style-name="ce25"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6];[Main.$C$3:.$M$3]) * SHOURS(1) / [.$B$108]" office:value-type="float" office:value="0.0183813537502299">
            <text:p>0.02</text:p>
          </table:table-cell>
          <table:table-cell table:style-name="ce75"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5" table:formula="of:=SUPERFORMULA([.$A116];[Main.$C$3:.$M$3]) * SDAYS(1) / [.$B$108]" office:value-type="float" office:value="0.441152490005517">
            <text:p>0.44</text:p>
          </table:table-cell>
          <table:table-cell table:style-name="ce75"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5" table:formula="of:=SUPERFORMULA([.$A116];[Main.$C$3:.$M$3]) * SWEEKS(1) / [.$B$108]" office:value-type="float" office:value="3.08806743003862">
            <text:p>3.09</text:p>
          </table:table-cell>
          <table:table-cell table:style-name="ce68" table:formula="of:=SUPERFORMULA([.$A116];[Main.$C$16:.$M$16]) * SWEEKS(1) / [.$C$108]" office:value-type="float" office:value="4.88939126352498">
            <text:p>4.89</text:p>
          </table:table-cell>
          <table:table-cell table:style-name="ce25" table:formula="of:=SUPERFORMULA([.$A116];[Main.$C$33:.$M$33]) * SWEEKS(1) / [.$D$108]" office:value-type="float" office:value="11.9699766293786">
            <text:p>11.97</text:p>
          </table:table-cell>
          <table:table-cell/>
          <table:table-cell table:style-name="ce25" table:formula="of:=SUPERFORMULA([.$A116];[Main.$C$3:.$M$3]) * SMONTHS(1) / [.$B$108]" office:value-type="float" office:value="13.2345747001655">
            <text:p>13.23</text:p>
          </table:table-cell>
          <table:table-cell table:style-name="ce68" table:formula="of:=SUPERFORMULA([.$A116];[Main.$C$16:.$M$16]) * SMONTHS(1) / [.$C$108]" office:value-type="float" office:value="20.9545339865356">
            <text:p>20.95</text:p>
          </table:table-cell>
          <table:table-cell table:style-name="ce68"/>
          <table:table-cell table:style-name="ce25"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8"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8"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25" table:formula="of:=SUPERFORMULA([.$A118];[Main.$C$9:.$M$9]) * SWEEKS(1) / [.$B$108]" office:value-type="float" office:value="3.18626341463415">
            <text:p>3.19</text:p>
          </table:table-cell>
          <table:table-cell table:style-name="ce68" table:formula="of:=SUPERFORMULA([.$A118];[Main.$C$21:.$M$21]) * SWEEKS(1) / [.$C$108]" office:value-type="float" office:value="6.25656249084326">
            <text:p>6.26</text:p>
          </table:table-cell>
          <table:table-cell table:style-name="ce25" table:formula="of:=SUPERFORMULA([.$A118];[Main.$C$39:.$M$39]) * SWEEKS(1) / [.$D$108]" office:value-type="float" office:value="11.6885853658537">
            <text:p>11.69</text:p>
          </table:table-cell>
          <table:table-cell/>
          <table:table-cell table:style-name="ce25" table:formula="of:=SUPERFORMULA([.$A118];[Main.$C$9:.$M$9]) * SMONTHS(1) / [.$B$108]" office:value-type="float" office:value="13.6554146341463">
            <text:p>13.66</text:p>
          </table:table-cell>
          <table:table-cell table:style-name="ce68" table:formula="of:=SUPERFORMULA([.$A118];[Main.$C$21:.$M$21]) * SMONTHS(1) / [.$C$108]" office:value-type="float" office:value="26.8138392464711">
            <text:p>26.81</text:p>
          </table:table-cell>
          <table:table-cell table:style-name="ce68"/>
          <table:table-cell table:style-name="ce25"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8"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8"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25" table:formula="of:=SUPERFORMULA([.$A119];[Main.$C$9:.$M$9]) * SWEEKS(1) / [.$B$108]" office:value-type="float" office:value="4.17526917887691">
            <text:p>4.18</text:p>
          </table:table-cell>
          <table:table-cell table:style-name="ce68" table:formula="of:=SUPERFORMULA([.$A119];[Main.$C$21:.$M$21]) * SWEEKS(1) / [.$C$108]" office:value-type="float" office:value="9.67413427124406">
            <text:p>9.67</text:p>
          </table:table-cell>
          <table:table-cell table:style-name="ce25" table:formula="of:=SUPERFORMULA([.$A119];[Main.$C$39:.$M$39]) * SWEEKS(1) / [.$D$108]" office:value-type="float" office:value="18.2793302469505">
            <text:p>18.28</text:p>
          </table:table-cell>
          <table:table-cell/>
          <table:table-cell table:style-name="ce25" table:formula="of:=SUPERFORMULA([.$A119];[Main.$C$9:.$M$9]) * SMONTHS(1) / [.$B$108]" office:value-type="float" office:value="17.8940107666153">
            <text:p>17.89</text:p>
          </table:table-cell>
          <table:table-cell table:style-name="ce68" table:formula="of:=SUPERFORMULA([.$A119];[Main.$C$21:.$M$21]) * SMONTHS(1) / [.$C$108]" office:value-type="float" office:value="41.4605754481888">
            <text:p>41.46</text:p>
          </table:table-cell>
          <table:table-cell table:style-name="ce68"/>
          <table:table-cell table:style-name="ce25"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8"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8"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25" table:formula="of:=SUPERFORMULA([.$A120];[Main.$C$9:.$M$9]) * SWEEKS(1) / [.$B$108]" office:value-type="float" office:value="5.27034568626113">
            <text:p>5.27</text:p>
          </table:table-cell>
          <table:table-cell table:style-name="ce68" table:formula="of:=SUPERFORMULA([.$A120];[Main.$C$21:.$M$21]) * SWEEKS(1) / [.$C$108]" office:value-type="float" office:value="15.1719186155929">
            <text:p>15.17</text:p>
          </table:table-cell>
          <table:table-cell table:style-name="ce25" table:formula="of:=SUPERFORMULA([.$A120];[Main.$C$39:.$M$39]) * SWEEKS(1) / [.$D$108]" office:value-type="float" office:value="25.8911659463779">
            <text:p>25.89</text:p>
          </table:table-cell>
          <table:table-cell/>
          <table:table-cell table:style-name="ce25" table:formula="of:=SUPERFORMULA([.$A120];[Main.$C$9:.$M$9]) * SMONTHS(1) / [.$B$108]" office:value-type="float" office:value="22.587195798262">
            <text:p>22.59</text:p>
          </table:table-cell>
          <table:table-cell table:style-name="ce68" table:formula="of:=SUPERFORMULA([.$A120];[Main.$C$21:.$M$21]) * SMONTHS(1) / [.$C$108]" office:value-type="float" office:value="65.0225083525412">
            <text:p>65.02</text:p>
          </table:table-cell>
          <table:table-cell table:style-name="ce68"/>
          <table:table-cell table:style-name="ce25"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8"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8"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25" table:formula="of:=SUPERFORMULA([.$A121];[Main.$C$9:.$M$9]) * SWEEKS(1) / [.$B$108]" office:value-type="float" office:value="6.4512">
            <text:p>6.45</text:p>
          </table:table-cell>
          <table:table-cell table:style-name="ce68" table:formula="of:=SUPERFORMULA([.$A121];[Main.$C$21:.$M$21]) * SWEEKS(1) / [.$C$108]" office:value-type="float" office:value="23.4278028224938">
            <text:p>23.43</text:p>
          </table:table-cell>
          <table:table-cell table:style-name="ce25" table:formula="of:=SUPERFORMULA([.$A121];[Main.$C$39:.$M$39]) * SWEEKS(1) / [.$D$108]" office:value-type="float" office:value="34.3110869268355">
            <text:p>34.31</text:p>
          </table:table-cell>
          <table:table-cell/>
          <table:table-cell table:style-name="ce25" table:formula="of:=SUPERFORMULA([.$A121];[Main.$C$9:.$M$9]) * SMONTHS(1) / [.$B$108]" office:value-type="float" office:value="27.648">
            <text:p>27.65</text:p>
          </table:table-cell>
          <table:table-cell table:style-name="ce68" table:formula="of:=SUPERFORMULA([.$A121];[Main.$C$21:.$M$21]) * SMONTHS(1) / [.$C$108]" office:value-type="float" office:value="100.404869239259">
            <text:p>100.4</text:p>
          </table:table-cell>
          <table:table-cell table:style-name="ce68"/>
          <table:table-cell table:style-name="ce25"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B Collector t1" table:operator="="/>
              <table:filter-condition table:field-number="0" table:value="B Collector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30">11/30/2011</text:date>, <text:time>14:4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30T14:40:52</dc:date>
    <dc:creator>Artūras Šlajus</dc:creator>
    <meta:editing-duration>P4DT8H50M31S</meta:editing-duration>
    <meta:editing-cycles>438</meta:editing-cycles>
    <meta:generator>LibreOffice/3.3$Linux LibreOffice_project/330m19$Build-401</meta:generator>
    <meta:document-statistic meta:table-count="5" meta:cell-count="890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